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3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27pt" svg:height="374.37pt" svg:x="520.3pt" svg:y="151.17pt">
            <loext:p draw:notify-on-update-of-ranges="Sheet1.F15:Sheet1.F74 Sheet1.G15:Sheet1.G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0</text:p>
          </table:table-cell>
          <table:table-cell table:style-name="Default" office:value-type="string" calcext:value-type="string">
            <text:p>FS</text:p>
          </table:table-cell>
          <table:table-cell table:style-name="Default" office:value-type="string" calcext:value-type="string">
            <text:p>Q</text:p>
          </table:table-cell>
          <table:table-cell table:style-name="Default" table:number-columns-repeated="2"/>
          <table:table-cell table:style-name="ce2" office:value-type="string" calcext:value-type="string">
            <text:p>diff scale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um of a</text:p>
          </table:table-cell>
          <table:table-cell office:value-type="string" calcext:value-type="string">
            <text:p>b/a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table:number-columns-repeated="4"/>
          <table:table-cell table:number-columns-repeated="3"/>
          <table:table-cell table:formula="of:=[.H5]-[.G5]" office:value-type="float" office:value="2.04632545545524" calcext:value-type="float">
            <text:p>2.0463254555</text:p>
          </table:table-cell>
          <table:table-cell table:formula="of:=4*[.F5]/([.K2]*0.707)" office:value-type="float" office:value="0.712004179975016" calcext:value-type="float">
            <text:p>0.71200418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table:style-name="Default" office:value-type="string" calcext:value-type="string">
            <text:p>w0</text:p>
          </table:table-cell>
          <table:table-cell table:style-name="Default" office:value-type="string" calcext:value-type="string">
            <text:p>alpha</text:p>
          </table:table-cell>
          <table:table-cell table:style-name="Default" office:value-type="string" calcext:value-type="string">
            <text:p>b0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K (gain)</text:p>
          </table:table-cell>
          <table:table-cell table:number-columns-repeated="3"/>
        </table:table-row>
        <table:table-row table:style-name="ro1">
          <table:table-cell office:value-type="float" office:value="3.14159265" calcext:value-type="float">
            <text:p>3.14159265</text:p>
          </table:table-cell>
          <table:table-cell table:style-name="Default" table:formula="of:=2*[.A4]*[.A$2]/[.B$2]" office:value-type="float" office:value="0.314159265" calcext:value-type="float">
            <text:p>0.314159265</text:p>
          </table:table-cell>
          <table:table-cell table:style-name="Default" table:formula="of:=SIN([.B4])/(2*[.C$2])" office:value-type="float" office:value="0.280924540030489" calcext:value-type="float">
            <text:p>0.2809245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G5]" office:value-type="float" office:value="-1.48495322977175" calcext:value-type="float">
            <text:p>-1.4849532298</text:p>
          </table:table-cell>
          <table:table-cell table:formula="of:=[.H5]" office:value-type="float" office:value="0.561372225683486" calcext:value-type="float">
            <text:p>0.5613722257</text:p>
          </table:table-cell>
          <table:table-cell table:formula="of:=1/[.C68]" office:value-type="float" office:value="0.019104760257777" calcext:value-type="float">
            <text:p>0.0191047603</text:p>
          </table:table-cell>
          <table:table-cell office:value-type="string" calcext:value-type="string">
            <text:p>&lt;=manual coefficients</text:p>
          </table:table-cell>
          <table:table-cell table:number-columns-repeated="2"/>
        </table:table-row>
        <table:table-row table:style-name="ro1">
          <table:table-cell office:value-type="float" office:value="3.14159265" calcext:value-type="float">
            <text:p>3.14159265</text:p>
          </table:table-cell>
          <table:table-cell table:style-name="Default" table:formula="of:=2*[.A5]*[.A$2]/[.B$2]" office:value-type="float" office:value="0.314159265" calcext:value-type="float">
            <text:p>0.314159265</text:p>
          </table:table-cell>
          <table:table-cell table:style-name="Default" table:formula="of:=SIN([.B5])/(2*[.C$2])" office:value-type="float" office:value="0.280924540030489" calcext:value-type="float">
            <text:p>0.28092454</text:p>
          </table:table-cell>
          <table:table-cell table:style-name="Default" table:formula="of:=(1-COS([.B5])/(1+[.C5]))" office:value-type="float" office:value="0.257523385114125" calcext:value-type="float">
            <text:p>0.2575233851</text:p>
          </table:table-cell>
          <table:table-cell table:style-name="Default" table:formula="of:=[.D5]*2" office:value-type="float" office:value="0.51504677022825" calcext:value-type="float">
            <text:p>0.5150467702</text:p>
          </table:table-cell>
          <table:table-cell table:style-name="Default" table:formula="of:=[.D5]" office:value-type="float" office:value="0.257523385114125" calcext:value-type="float">
            <text:p>0.2575233851</text:p>
          </table:table-cell>
          <table:table-cell table:style-name="Default" table:formula="of:=-2*COS([.B5])/(1+[.C5])" office:value-type="float" office:value="-1.48495322977175" calcext:value-type="float">
            <text:p>-1.4849532298</text:p>
          </table:table-cell>
          <table:table-cell table:formula="of:=(1-[.C5])/(1+[.C5])" office:value-type="float" office:value="0.561372225683486" calcext:value-type="float">
            <text:p>0.5613722257</text:p>
          </table:table-cell>
          <table:table-cell table:formula="of:=([.D5]+[.E5]+[.F5])/(-[.G5]+[.H5])" office:value-type="float" office:value="0.503386955242336" calcext:value-type="float">
            <text:p>0.5033869552</text:p>
          </table:table-cell>
          <table:table-cell office:value-type="string" calcext:value-type="string">
            <text:p>&lt;=computer coeffici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temp</text:p>
          </table:table-cell>
          <table:table-cell table:style-name="Default" office:value-type="string" calcext:value-type="string">
            <text:p>f_out</text:p>
          </table:table-cell>
          <table:table-cell table:style-name="Default" office:value-type="string" calcext:value-type="string">
            <text:p>state2</text:p>
          </table:table-cell>
          <table:table-cell table:style-name="Default" office:value-type="string" calcext:value-type="string">
            <text:p>state1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differenc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table:formula="of:=[.A7]-[.G$4]*[.E7]-[.H$4]*[.D7]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scaled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]-[.G$4]*[.E8]-[.H$4]*[.D8]" office:value-type="float" office:value="0" calcext:value-type="float">
            <text:p>0.00</text:p>
          </table:table-cell>
          <table:table-cell table:formula="of:=[.D$4]*[.B8]+[.E$4]*[.E8]+[.F$4]*[.D8]" office:value-type="float" office:value="0" calcext:value-type="float">
            <text:p>0.00</text:p>
          </table:table-cell>
          <table:table-cell table:formula="of:=[.E7]" office:value-type="float" office:value="0" calcext:value-type="float">
            <text:p>0.00</text:p>
          </table:table-cell>
          <table:table-cell table:formula="of:=[.B7]" office:value-type="float" office:value="0" calcext:value-type="float">
            <text:p>0.00</text:p>
          </table:table-cell>
          <table:table-cell table:style-name="Default" table:formula="of:=[.C8]*[.I$4]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]-[.G$4]*[.E9]-[.H$4]*[.D9]" office:value-type="float" office:value="0" calcext:value-type="float">
            <text:p>0.00</text:p>
          </table:table-cell>
          <table:table-cell table:formula="of:=[.D$4]*[.B9]+[.E$4]*[.E9]+[.F$4]*[.D9]" office:value-type="float" office:value="0" calcext:value-type="float">
            <text:p>0.00</text:p>
          </table:table-cell>
          <table:table-cell table:formula="of:=[.E8]" office:value-type="float" office:value="0" calcext:value-type="float">
            <text:p>0.00</text:p>
          </table:table-cell>
          <table:table-cell table:formula="of:=[.B8]" office:value-type="float" office:value="0" calcext:value-type="float">
            <text:p>0.00</text:p>
          </table:table-cell>
          <table:table-cell table:formula="of:=[.C9]*[.I$4]" office:value-type="float" office:value="0" calcext:value-type="float">
            <text:p>0.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]-[.G$4]*[.E10]-[.H$4]*[.D10]" office:value-type="float" office:value="0" calcext:value-type="float">
            <text:p>0.00</text:p>
          </table:table-cell>
          <table:table-cell table:formula="of:=[.D$4]*[.B10]+[.E$4]*[.E10]+[.F$4]*[.D10]" office:value-type="float" office:value="0" calcext:value-type="float">
            <text:p>0.00</text:p>
          </table:table-cell>
          <table:table-cell table:formula="of:=[.E9]" office:value-type="float" office:value="0" calcext:value-type="float">
            <text:p>0.00</text:p>
          </table:table-cell>
          <table:table-cell table:formula="of:=[.B9]" office:value-type="float" office:value="0" calcext:value-type="float">
            <text:p>0.00</text:p>
          </table:table-cell>
          <table:table-cell table:formula="of:=[.C10]*[.I$4]" office:value-type="float" office:value="0" calcext:value-type="float">
            <text:p>0.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]-[.G$4]*[.E11]-[.H$4]*[.D11]" office:value-type="float" office:value="0" calcext:value-type="float">
            <text:p>0.00</text:p>
          </table:table-cell>
          <table:table-cell table:formula="of:=[.D$4]*[.B11]+[.E$4]*[.E11]+[.F$4]*[.D11]" office:value-type="float" office:value="0" calcext:value-type="float">
            <text:p>0.00</text:p>
          </table:table-cell>
          <table:table-cell table:formula="of:=[.E10]" office:value-type="float" office:value="0" calcext:value-type="float">
            <text:p>0.00</text:p>
          </table:table-cell>
          <table:table-cell table:formula="of:=[.B10]" office:value-type="float" office:value="0" calcext:value-type="float">
            <text:p>0.00</text:p>
          </table:table-cell>
          <table:table-cell table:formula="of:=[.C11]*[.I$4]" office:value-type="float" office:value="0" calcext:value-type="float">
            <text:p>0.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]-[.G$4]*[.E12]-[.H$4]*[.D12]" office:value-type="float" office:value="0" calcext:value-type="float">
            <text:p>0.00</text:p>
          </table:table-cell>
          <table:table-cell table:formula="of:=[.D$4]*[.B12]+[.E$4]*[.E12]+[.F$4]*[.D12]" office:value-type="float" office:value="0" calcext:value-type="float">
            <text:p>0.00</text:p>
          </table:table-cell>
          <table:table-cell table:formula="of:=[.E11]" office:value-type="float" office:value="0" calcext:value-type="float">
            <text:p>0.00</text:p>
          </table:table-cell>
          <table:table-cell table:formula="of:=[.B11]" office:value-type="float" office:value="0" calcext:value-type="float">
            <text:p>0.00</text:p>
          </table:table-cell>
          <table:table-cell table:formula="of:=[.C12]*[.I$4]" office:value-type="float" office:value="0" calcext:value-type="float">
            <text:p>0.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]-[.G$4]*[.E13]-[.H$4]*[.D13]" office:value-type="float" office:value="0" calcext:value-type="float">
            <text:p>0.00</text:p>
          </table:table-cell>
          <table:table-cell table:formula="of:=[.D$4]*[.B13]+[.E$4]*[.E13]+[.F$4]*[.D13]" office:value-type="float" office:value="0" calcext:value-type="float">
            <text:p>0.00</text:p>
          </table:table-cell>
          <table:table-cell table:formula="of:=[.E12]" office:value-type="float" office:value="0" calcext:value-type="float">
            <text:p>0.00</text:p>
          </table:table-cell>
          <table:table-cell table:formula="of:=[.B12]" office:value-type="float" office:value="0" calcext:value-type="float">
            <text:p>0.00</text:p>
          </table:table-cell>
          <table:table-cell table:formula="of:=[.C13]*[.I$4]" office:value-type="float" office:value="0" calcext:value-type="float">
            <text:p>0.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]-[.G$4]*[.E14]-[.H$4]*[.D14]" office:value-type="float" office:value="0" calcext:value-type="float">
            <text:p>0.00</text:p>
          </table:table-cell>
          <table:table-cell table:formula="of:=[.D$4]*[.B14]+[.E$4]*[.E14]+[.F$4]*[.D14]" office:value-type="float" office:value="0" calcext:value-type="float">
            <text:p>0.00</text:p>
          </table:table-cell>
          <table:table-cell table:formula="of:=[.E13]" office:value-type="float" office:value="0" calcext:value-type="float">
            <text:p>0.00</text:p>
          </table:table-cell>
          <table:table-cell table:formula="of:=[.B13]" office:value-type="float" office:value="0" calcext:value-type="float">
            <text:p>0.00</text:p>
          </table:table-cell>
          <table:table-cell table:formula="of:=[.C14]*[.I$4]" office:value-type="float" office:value="0" calcext:value-type="float">
            <text:p>0.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]-[.G$4]*[.E15]-[.H$4]*[.D15]" office:value-type="float" office:value="0" calcext:value-type="float">
            <text:p>0.00</text:p>
          </table:table-cell>
          <table:table-cell table:formula="of:=[.D$4]*[.B15]+[.E$4]*[.E15]+[.F$4]*[.D15]" office:value-type="float" office:value="0" calcext:value-type="float">
            <text:p>0.00</text:p>
          </table:table-cell>
          <table:table-cell table:formula="of:=[.E14]" office:value-type="float" office:value="0" calcext:value-type="float">
            <text:p>0.00</text:p>
          </table:table-cell>
          <table:table-cell table:formula="of:=[.B14]" office:value-type="float" office:value="0" calcext:value-type="float">
            <text:p>0.00</text:p>
          </table:table-cell>
          <table:table-cell table:formula="of:=[.C15]*[.I$4]" office:value-type="float" office:value="0" calcext:value-type="float">
            <text:p>0.00</text:p>
          </table:table-cell>
          <table:table-cell table:style-name="Default" table:formula="of:=([.F15]-[.F14])*[.G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]-[.G$4]*[.E16]-[.H$4]*[.D16]" office:value-type="float" office:value="1" calcext:value-type="float">
            <text:p>1.00</text:p>
          </table:table-cell>
          <table:table-cell table:formula="of:=[.D$4]*[.B16]+[.E$4]*[.E16]+[.F$4]*[.D16]" office:value-type="float" office:value="1" calcext:value-type="float">
            <text:p>1.00</text:p>
          </table:table-cell>
          <table:table-cell table:formula="of:=[.E15]" office:value-type="float" office:value="0" calcext:value-type="float">
            <text:p>0.00</text:p>
          </table:table-cell>
          <table:table-cell table:formula="of:=[.B15]" office:value-type="float" office:value="0" calcext:value-type="float">
            <text:p>0.00</text:p>
          </table:table-cell>
          <table:table-cell table:formula="of:=[.C16]*[.I$4]" office:value-type="float" office:value="0.019104760257777" calcext:value-type="float">
            <text:p>0.02</text:p>
          </table:table-cell>
          <table:table-cell table:formula="of:=([.F16]-[.F15])*[.G$1]" office:value-type="float" office:value="0.0955238012888851" calcext:value-type="float">
            <text:p>0.096</text:p>
          </table:table-cell>
          <table:table-cell table:number-columns-repeated="5"/>
        </table:table-row>
        <table:table-row table:style-name="ro1">
          <table:table-cell table:formula="of:=[.A16]" office:value-type="float" office:value="1" calcext:value-type="float">
            <text:p>1</text:p>
          </table:table-cell>
          <table:table-cell table:formula="of:=[.A17]-[.G$4]*[.E17]-[.H$4]*[.D17]" office:value-type="float" office:value="2.48495322977175" calcext:value-type="float">
            <text:p>2.48</text:p>
          </table:table-cell>
          <table:table-cell table:formula="of:=[.D$4]*[.B17]+[.E$4]*[.E17]+[.F$4]*[.D17]" office:value-type="float" office:value="4.48495322977175" calcext:value-type="float">
            <text:p>4.48</text:p>
          </table:table-cell>
          <table:table-cell table:formula="of:=[.E16]" office:value-type="float" office:value="0" calcext:value-type="float">
            <text:p>0.00</text:p>
          </table:table-cell>
          <table:table-cell table:formula="of:=[.B16]" office:value-type="float" office:value="1" calcext:value-type="float">
            <text:p>1.00</text:p>
          </table:table-cell>
          <table:table-cell table:formula="of:=[.C17]*[.I$4]" office:value-type="float" office:value="0.0856839562221321" calcext:value-type="float">
            <text:p>0.09</text:p>
          </table:table-cell>
          <table:table-cell table:formula="of:=([.F17]-[.F16])*[.G$1]" office:value-type="float" office:value="0.332895979821775" calcext:value-type="float">
            <text:p>0.333</text:p>
          </table:table-cell>
          <table:table-cell table:number-columns-repeated="5"/>
        </table:table-row>
        <table:table-row table:style-name="ro1">
          <table:table-cell table:formula="of:=[.A17]" office:value-type="float" office:value="1" calcext:value-type="float">
            <text:p>1</text:p>
          </table:table-cell>
          <table:table-cell table:formula="of:=[.A18]-[.G$4]*[.E18]-[.H$4]*[.D18]" office:value-type="float" office:value="4.12866709869782" calcext:value-type="float">
            <text:p>4.13</text:p>
          </table:table-cell>
          <table:table-cell table:formula="of:=[.D$4]*[.B18]+[.E$4]*[.E18]+[.F$4]*[.D18]" office:value-type="float" office:value="10.0985735582413" calcext:value-type="float">
            <text:p>10.10</text:p>
          </table:table-cell>
          <table:table-cell table:formula="of:=[.E17]" office:value-type="float" office:value="1" calcext:value-type="float">
            <text:p>1.00</text:p>
          </table:table-cell>
          <table:table-cell table:formula="of:=[.B17]" office:value-type="float" office:value="2.48495322977175" calcext:value-type="float">
            <text:p>2.48</text:p>
          </table:table-cell>
          <table:table-cell table:formula="of:=[.C18]*[.I$4]" office:value-type="float" office:value="0.192930826775727" calcext:value-type="float">
            <text:p>0.19</text:p>
          </table:table-cell>
          <table:table-cell table:formula="of:=([.F18]-[.F17])*[.G$1]" office:value-type="float" office:value="0.536234352767973" calcext:value-type="float">
            <text:p>0.536</text:p>
          </table:table-cell>
          <table:table-cell table:number-columns-repeated="5"/>
        </table:table-row>
        <table:table-row table:style-name="ro1">
          <table:table-cell table:formula="of:=[.A18]" office:value-type="float" office:value="1" calcext:value-type="float">
            <text:p>1</text:p>
          </table:table-cell>
          <table:table-cell table:formula="of:=[.A19]-[.G$4]*[.E19]-[.H$4]*[.D19]" office:value-type="float" office:value="5.73589381754735" calcext:value-type="float">
            <text:p>5.74</text:p>
          </table:table-cell>
          <table:table-cell table:formula="of:=[.D$4]*[.B19]+[.E$4]*[.E19]+[.F$4]*[.D19]" office:value-type="float" office:value="16.4781812447147" calcext:value-type="float">
            <text:p>16.48</text:p>
          </table:table-cell>
          <table:table-cell table:formula="of:=[.E18]" office:value-type="float" office:value="2.48495322977175" calcext:value-type="float">
            <text:p>2.48</text:p>
          </table:table-cell>
          <table:table-cell table:formula="of:=[.B18]" office:value-type="float" office:value="4.12866709869782" calcext:value-type="float">
            <text:p>4.13</text:p>
          </table:table-cell>
          <table:table-cell table:formula="of:=[.C19]*[.I$4]" office:value-type="float" office:value="0.314811702164473" calcext:value-type="float">
            <text:p>0.31</text:p>
          </table:table-cell>
          <table:table-cell table:formula="of:=([.F19]-[.F18])*[.G$1]" office:value-type="float" office:value="0.609404376943731" calcext:value-type="float">
            <text:p>0.609</text:p>
          </table:table-cell>
          <table:table-cell table:number-columns-repeated="5"/>
        </table:table-row>
        <table:table-row table:style-name="ro1">
          <table:table-cell table:formula="of:=[.A19]" office:value-type="float" office:value="1" calcext:value-type="float">
            <text:p>1</text:p>
          </table:table-cell>
          <table:table-cell table:formula="of:=[.A20]-[.G$4]*[.E20]-[.H$4]*[.D20]" office:value-type="float" office:value="7.19981501169258" calcext:value-type="float">
            <text:p>7.20</text:p>
          </table:table-cell>
          <table:table-cell table:formula="of:=[.D$4]*[.B20]+[.E$4]*[.E20]+[.F$4]*[.D20]" office:value-type="float" office:value="22.8002697454851" calcext:value-type="float">
            <text:p>22.80</text:p>
          </table:table-cell>
          <table:table-cell table:formula="of:=[.E19]" office:value-type="float" office:value="4.12866709869782" calcext:value-type="float">
            <text:p>4.13</text:p>
          </table:table-cell>
          <table:table-cell table:formula="of:=[.B19]" office:value-type="float" office:value="5.73589381754735" calcext:value-type="float">
            <text:p>5.74</text:p>
          </table:table-cell>
          <table:table-cell table:formula="of:=[.C20]*[.I$4]" office:value-type="float" office:value="0.43559368730014" calcext:value-type="float">
            <text:p>0.44</text:p>
          </table:table-cell>
          <table:table-cell table:formula="of:=([.F20]-[.F19])*[.G$1]" office:value-type="float" office:value="0.603909925678334" calcext:value-type="float">
            <text:p>0.604</text:p>
          </table:table-cell>
          <table:table-cell table:number-columns-repeated="5"/>
        </table:table-row>
        <table:table-row table:style-name="ro1">
          <table:table-cell table:formula="of:=[.A20]" office:value-type="float" office:value="1" calcext:value-type="float">
            <text:p>1</text:p>
          </table:table-cell>
          <table:table-cell table:formula="of:=[.A21]-[.G$4]*[.E21]-[.H$4]*[.D21]" office:value-type="float" office:value="8.47141707673133" calcext:value-type="float">
            <text:p>8.47</text:p>
          </table:table-cell>
          <table:table-cell table:formula="of:=[.D$4]*[.B21]+[.E$4]*[.E21]+[.F$4]*[.D21]" office:value-type="float" office:value="28.6069409176639" calcext:value-type="float">
            <text:p>28.61</text:p>
          </table:table-cell>
          <table:table-cell table:formula="of:=[.E20]" office:value-type="float" office:value="5.73589381754735" calcext:value-type="float">
            <text:p>5.74</text:p>
          </table:table-cell>
          <table:table-cell table:formula="of:=[.B20]" office:value-type="float" office:value="7.19981501169258" calcext:value-type="float">
            <text:p>7.20</text:p>
          </table:table-cell>
          <table:table-cell table:formula="of:=[.C21]*[.I$4]" office:value-type="float" office:value="0.54652874794036" calcext:value-type="float">
            <text:p>0.55</text:p>
          </table:table-cell>
          <table:table-cell table:formula="of:=([.F21]-[.F20])*[.G$1]" office:value-type="float" office:value="0.5546753032011" calcext:value-type="float">
            <text:p>0.555</text:p>
          </table:table-cell>
          <table:table-cell table:number-columns-repeated="5"/>
        </table:table-row>
        <table:table-row table:style-name="ro1">
          <table:table-cell table:formula="of:=[.A21]" office:value-type="float" office:value="1" calcext:value-type="float">
            <text:p>1</text:p>
          </table:table-cell>
          <table:table-cell table:formula="of:=[.A22]-[.G$4]*[.E22]-[.H$4]*[.D22]" office:value-type="float" office:value="9.53788197121251" calcext:value-type="float">
            <text:p>9.54</text:p>
          </table:table-cell>
          <table:table-cell table:formula="of:=[.D$4]*[.B22]+[.E$4]*[.E22]+[.F$4]*[.D22]" office:value-type="float" office:value="33.6805311363678" calcext:value-type="float">
            <text:p>33.68</text:p>
          </table:table-cell>
          <table:table-cell table:formula="of:=[.E21]" office:value-type="float" office:value="7.19981501169258" calcext:value-type="float">
            <text:p>7.20</text:p>
          </table:table-cell>
          <table:table-cell table:formula="of:=[.B21]" office:value-type="float" office:value="8.47141707673133" calcext:value-type="float">
            <text:p>8.47</text:p>
          </table:table-cell>
          <table:table-cell table:formula="of:=[.C22]*[.I$4]" office:value-type="float" office:value="0.643458472714901" calcext:value-type="float">
            <text:p>0.64</text:p>
          </table:table-cell>
          <table:table-cell table:formula="of:=([.F22]-[.F21])*[.G$1]" office:value-type="float" office:value="0.484648623872703" calcext:value-type="float">
            <text:p>0.485</text:p>
          </table:table-cell>
          <table:table-cell table:number-columns-repeated="5"/>
        </table:table-row>
        <table:table-row table:style-name="ro1">
          <table:table-cell table:formula="of:=[.A22]" office:value-type="float" office:value="1" calcext:value-type="float">
            <text:p>1</text:p>
          </table:table-cell>
          <table:table-cell table:formula="of:=[.A23]-[.G$4]*[.E23]-[.H$4]*[.D23]" office:value-type="float" office:value="10.407690379276" calcext:value-type="float">
            <text:p>10.41</text:p>
          </table:table-cell>
          <table:table-cell table:formula="of:=[.D$4]*[.B23]+[.E$4]*[.E23]+[.F$4]*[.D23]" office:value-type="float" office:value="37.9548713984324" calcext:value-type="float">
            <text:p>37.95</text:p>
          </table:table-cell>
          <table:table-cell table:formula="of:=[.E22]" office:value-type="float" office:value="8.47141707673133" calcext:value-type="float">
            <text:p>8.47</text:p>
          </table:table-cell>
          <table:table-cell table:formula="of:=[.B22]" office:value-type="float" office:value="9.53788197121251" calcext:value-type="float">
            <text:p>9.54</text:p>
          </table:table-cell>
          <table:table-cell table:formula="of:=[.C23]*[.I$4]" office:value-type="float" office:value="0.725118718681809" calcext:value-type="float">
            <text:p>0.73</text:p>
          </table:table-cell>
          <table:table-cell table:formula="of:=([.F23]-[.F22])*[.G$1]" office:value-type="float" office:value="0.408301229834541" calcext:value-type="float">
            <text:p>0.408</text:p>
          </table:table-cell>
          <table:table-cell table:number-columns-repeated="5"/>
        </table:table-row>
        <table:table-row table:style-name="ro1">
          <table:table-cell table:formula="of:=[.A23]" office:value-type="float" office:value="1" calcext:value-type="float">
            <text:p>1</text:p>
          </table:table-cell>
          <table:table-cell table:formula="of:=[.A24]-[.G$4]*[.E24]-[.H$4]*[.D24]" office:value-type="float" office:value="11.1006314126843" calcext:value-type="float">
            <text:p>11.10</text:p>
          </table:table-cell>
          <table:table-cell table:formula="of:=[.D$4]*[.B24]+[.E$4]*[.E24]+[.F$4]*[.D24]" office:value-type="float" office:value="41.4538941424489" calcext:value-type="float">
            <text:p>41.45</text:p>
          </table:table-cell>
          <table:table-cell table:formula="of:=[.E23]" office:value-type="float" office:value="9.53788197121251" calcext:value-type="float">
            <text:p>9.54</text:p>
          </table:table-cell>
          <table:table-cell table:formula="of:=[.B23]" office:value-type="float" office:value="10.407690379276" calcext:value-type="float">
            <text:p>10.41</text:p>
          </table:table-cell>
          <table:table-cell table:formula="of:=[.C24]*[.I$4]" office:value-type="float" office:value="0.791966709342753" calcext:value-type="float">
            <text:p>0.79</text:p>
          </table:table-cell>
          <table:table-cell table:formula="of:=([.F24]-[.F23])*[.G$1]" office:value-type="float" office:value="0.334239953304722" calcext:value-type="float">
            <text:p>0.334</text:p>
          </table:table-cell>
          <table:table-cell table:number-columns-repeated="5"/>
        </table:table-row>
        <table:table-row table:style-name="ro1">
          <table:table-cell table:formula="of:=[.A24]" office:value-type="float" office:value="1" calcext:value-type="float">
            <text:p>1</text:p>
          </table:table-cell>
          <table:table-cell table:formula="of:=[.A25]-[.G$4]*[.E25]-[.H$4]*[.D25]" office:value-type="float" office:value="11.6413301563326" calcext:value-type="float">
            <text:p>11.64</text:p>
          </table:table-cell>
          <table:table-cell table:formula="of:=[.D$4]*[.B25]+[.E$4]*[.E25]+[.F$4]*[.D25]" office:value-type="float" office:value="44.2502833609773" calcext:value-type="float">
            <text:p>44.25</text:p>
          </table:table-cell>
          <table:table-cell table:formula="of:=[.E24]" office:value-type="float" office:value="10.407690379276" calcext:value-type="float">
            <text:p>10.41</text:p>
          </table:table-cell>
          <table:table-cell table:formula="of:=[.B24]" office:value-type="float" office:value="11.1006314126843" calcext:value-type="float">
            <text:p>11.10</text:p>
          </table:table-cell>
          <table:table-cell table:formula="of:=[.C25]*[.I$4]" office:value-type="float" office:value="0.84539105495017" calcext:value-type="float">
            <text:p>0.85</text:p>
          </table:table-cell>
          <table:table-cell table:formula="of:=([.F25]-[.F24])*[.G$1]" office:value-type="float" office:value="0.267121728037085" calcext:value-type="float">
            <text:p>0.267</text:p>
          </table:table-cell>
          <table:table-cell table:number-columns-repeated="5"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table:formula="of:=[.A26]-[.G$4]*[.E26]-[.H$4]*[.D26]" office:value-type="float" office:value="12.0552446518547" calcext:value-type="float">
            <text:p>12.06</text:p>
          </table:table-cell>
          <table:table-cell table:formula="of:=[.D$4]*[.B26]+[.E$4]*[.E26]+[.F$4]*[.D26]" office:value-type="float" office:value="46.4385363772042" calcext:value-type="float">
            <text:p>46.44</text:p>
          </table:table-cell>
          <table:table-cell table:formula="of:=[.E25]" office:value-type="float" office:value="11.1006314126843" calcext:value-type="float">
            <text:p>11.10</text:p>
          </table:table-cell>
          <table:table-cell table:formula="of:=[.B25]" office:value-type="float" office:value="11.6413301563326" calcext:value-type="float">
            <text:p>11.64</text:p>
          </table:table-cell>
          <table:table-cell table:formula="of:=[.C26]*[.I$4]" office:value-type="float" office:value="0.887197104208543" calcext:value-type="float">
            <text:p>0.89</text:p>
          </table:table-cell>
          <table:table-cell table:formula="of:=([.F26]-[.F25])*[.G$1]" office:value-type="float" office:value="0.209030246291864" calcext:value-type="float">
            <text:p>0.209</text:p>
          </table:table-cell>
          <table:table-cell table:number-columns-repeated="5"/>
        </table:table-row>
        <table:table-row table:style-name="ro1">
          <table:table-cell table:formula="of:=[.A26]" office:value-type="float" office:value="1" calcext:value-type="float">
            <text:p>1</text:p>
          </table:table-cell>
          <table:table-cell table:formula="of:=[.A27]-[.G$4]*[.E27]-[.H$4]*[.D27]" office:value-type="float" office:value="12.3663550616836" calcext:value-type="float">
            <text:p>12.37</text:p>
          </table:table-cell>
          <table:table-cell table:formula="of:=[.D$4]*[.B27]+[.E$4]*[.E27]+[.F$4]*[.D27]" office:value-type="float" office:value="48.1181745217255" calcext:value-type="float">
            <text:p>48.12</text:p>
          </table:table-cell>
          <table:table-cell table:formula="of:=[.E26]" office:value-type="float" office:value="11.6413301563326" calcext:value-type="float">
            <text:p>11.64</text:p>
          </table:table-cell>
          <table:table-cell table:formula="of:=[.B26]" office:value-type="float" office:value="12.0552446518547" calcext:value-type="float">
            <text:p>12.06</text:p>
          </table:table-cell>
          <table:table-cell table:formula="of:=[.C27]*[.I$4]" office:value-type="float" office:value="0.919286188279441" calcext:value-type="float">
            <text:p>0.92</text:p>
          </table:table-cell>
          <table:table-cell table:formula="of:=([.F27]-[.F26])*[.G$1]" office:value-type="float" office:value="0.16044542035449" calcext:value-type="float">
            <text:p>0.160</text:p>
          </table:table-cell>
          <table:table-cell table:number-columns-repeated="5"/>
        </table:table-row>
        <table:table-row table:style-name="ro1">
          <table:table-cell table:formula="of:=[.A27]" office:value-type="float" office:value="1" calcext:value-type="float">
            <text:p>1</text:p>
          </table:table-cell>
          <table:table-cell table:formula="of:=[.A28]-[.G$4]*[.E28]-[.H$4]*[.D28]" office:value-type="float" office:value="12.5959793679806" calcext:value-type="float">
            <text:p>12.60</text:p>
          </table:table-cell>
          <table:table-cell table:formula="of:=[.D$4]*[.B28]+[.E$4]*[.E28]+[.F$4]*[.D28]" office:value-type="float" office:value="49.3839341432025" calcext:value-type="float">
            <text:p>49.38</text:p>
          </table:table-cell>
          <table:table-cell table:formula="of:=[.E27]" office:value-type="float" office:value="12.0552446518547" calcext:value-type="float">
            <text:p>12.06</text:p>
          </table:table-cell>
          <table:table-cell table:formula="of:=[.B27]" office:value-type="float" office:value="12.3663550616836" calcext:value-type="float">
            <text:p>12.37</text:p>
          </table:table-cell>
          <table:table-cell table:formula="of:=[.C28]*[.I$4]" office:value-type="float" office:value="0.943468222391732" calcext:value-type="float">
            <text:p>0.94</text:p>
          </table:table-cell>
          <table:table-cell table:formula="of:=([.F28]-[.F27])*[.G$1]" office:value-type="float" office:value="0.120910170561457" calcext:value-type="float">
            <text:p>0.121</text:p>
          </table:table-cell>
          <table:table-cell table:number-columns-repeated="5"/>
        </table:table-row>
        <table:table-row table:style-name="ro1">
          <table:table-cell table:formula="of:=[.A28]" office:value-type="float" office:value="1" calcext:value-type="float">
            <text:p>1</text:p>
          </table:table-cell>
          <table:table-cell table:formula="of:=[.A29]-[.G$4]*[.E29]-[.H$4]*[.D29]" office:value-type="float" office:value="12.7623119800516" calcext:value-type="float">
            <text:p>12.76</text:p>
          </table:table-cell>
          <table:table-cell table:formula="of:=[.D$4]*[.B29]+[.E$4]*[.E29]+[.F$4]*[.D29]" office:value-type="float" office:value="50.3206257776965" calcext:value-type="float">
            <text:p>50.32</text:p>
          </table:table-cell>
          <table:table-cell table:formula="of:=[.E28]" office:value-type="float" office:value="12.3663550616836" calcext:value-type="float">
            <text:p>12.37</text:p>
          </table:table-cell>
          <table:table-cell table:formula="of:=[.B28]" office:value-type="float" office:value="12.5959793679806" calcext:value-type="float">
            <text:p>12.60</text:p>
          </table:table-cell>
          <table:table-cell table:formula="of:=[.C29]*[.I$4]" office:value-type="float" office:value="0.961363491504205" calcext:value-type="float">
            <text:p>0.96</text:p>
          </table:table-cell>
          <table:table-cell table:formula="of:=([.F29]-[.F28])*[.G$1]" office:value-type="float" office:value="0.0894763455623648" calcext:value-type="float">
            <text:p>0.089</text:p>
          </table:table-cell>
          <table:table-cell table:number-columns-repeated="5"/>
        </table:table-row>
        <table:table-row table:style-name="ro1">
          <table:table-cell table:formula="of:=[.A29]" office:value-type="float" office:value="1" calcext:value-type="float">
            <text:p>1</text:p>
          </table:table-cell>
          <table:table-cell table:formula="of:=[.A30]-[.G$4]*[.E30]-[.H$4]*[.D30]" office:value-type="float" office:value="12.8804034216658" calcext:value-type="float">
            <text:p>12.88</text:p>
          </table:table-cell>
          <table:table-cell table:formula="of:=[.D$4]*[.B30]+[.E$4]*[.E30]+[.F$4]*[.D30]" office:value-type="float" office:value="51.0010067497497" calcext:value-type="float">
            <text:p>51.00</text:p>
          </table:table-cell>
          <table:table-cell table:formula="of:=[.E29]" office:value-type="float" office:value="12.5959793679806" calcext:value-type="float">
            <text:p>12.60</text:p>
          </table:table-cell>
          <table:table-cell table:formula="of:=[.B29]" office:value-type="float" office:value="12.7623119800516" calcext:value-type="float">
            <text:p>12.76</text:p>
          </table:table-cell>
          <table:table-cell table:formula="of:=[.C30]*[.I$4]" office:value-type="float" office:value="0.974362006859236" calcext:value-type="float">
            <text:p>0.97</text:p>
          </table:table-cell>
          <table:table-cell table:formula="of:=([.F30]-[.F29])*[.G$1]" office:value-type="float" office:value="0.0649925767751525" calcext:value-type="float">
            <text:p>0.065</text:p>
          </table:table-cell>
          <table:table-cell table:number-columns-repeated="5"/>
        </table:table-row>
        <table:table-row table:style-name="ro1">
          <table:table-cell table:formula="of:=[.A30]" office:value-type="float" office:value="1" calcext:value-type="float">
            <text:p>1</text:p>
          </table:table-cell>
          <table:table-cell table:formula="of:=[.A31]-[.G$4]*[.E31]-[.H$4]*[.D31]" office:value-type="float" office:value="12.9623891806572" calcext:value-type="float">
            <text:p>12.96</text:p>
          </table:table-cell>
          <table:table-cell table:formula="of:=[.D$4]*[.B31]+[.E$4]*[.E31]+[.F$4]*[.D31]" office:value-type="float" office:value="51.4855080040404" calcext:value-type="float">
            <text:p>51.49</text:p>
          </table:table-cell>
          <table:table-cell table:formula="of:=[.E30]" office:value-type="float" office:value="12.7623119800516" calcext:value-type="float">
            <text:p>12.76</text:p>
          </table:table-cell>
          <table:table-cell table:formula="of:=[.B30]" office:value-type="float" office:value="12.8804034216658" calcext:value-type="float">
            <text:p>12.88</text:p>
          </table:table-cell>
          <table:table-cell table:formula="of:=[.C31]*[.I$4]" office:value-type="float" office:value="0.983618287167052" calcext:value-type="float">
            <text:p>0.98</text:p>
          </table:table-cell>
          <table:table-cell table:formula="of:=([.F31]-[.F30])*[.G$1]" office:value-type="float" office:value="0.0462814015390811" calcext:value-type="float">
            <text:p>0.046</text:p>
          </table:table-cell>
          <table:table-cell table:number-columns-repeated="5"/>
        </table:table-row>
        <table:table-row table:style-name="ro1">
          <table:table-cell table:formula="of:=[.A31]" office:value-type="float" office:value="1" calcext:value-type="float">
            <text:p>1</text:p>
          </table:table-cell>
          <table:table-cell table:formula="of:=[.A32]-[.G$4]*[.E32]-[.H$4]*[.D32]" office:value-type="float" office:value="13.0178409428535" calcext:value-type="float">
            <text:p>13.02</text:p>
          </table:table-cell>
          <table:table-cell table:formula="of:=[.D$4]*[.B32]+[.E$4]*[.E32]+[.F$4]*[.D32]" office:value-type="float" office:value="51.8230227258336" calcext:value-type="float">
            <text:p>51.82</text:p>
          </table:table-cell>
          <table:table-cell table:formula="of:=[.E31]" office:value-type="float" office:value="12.8804034216658" calcext:value-type="float">
            <text:p>12.88</text:p>
          </table:table-cell>
          <table:table-cell table:formula="of:=[.B31]" office:value-type="float" office:value="12.9623891806572" calcext:value-type="float">
            <text:p>12.96</text:p>
          </table:table-cell>
          <table:table-cell table:formula="of:=[.C32]*[.I$4]" office:value-type="float" office:value="0.990066425010382" calcext:value-type="float">
            <text:p>0.99</text:p>
          </table:table-cell>
          <table:table-cell table:formula="of:=([.F32]-[.F31])*[.G$1]" office:value-type="float" office:value="0.0322406892166505" calcext:value-type="float">
            <text:p>0.032</text:p>
          </table:table-cell>
          <table:table-cell table:number-columns-repeated="5"/>
        </table:table-row>
        <table:table-row table:style-name="ro1">
          <table:table-cell table:formula="of:=[.A32]" office:value-type="float" office:value="1" calcext:value-type="float">
            <text:p>1</text:p>
          </table:table-cell>
          <table:table-cell table:formula="of:=[.A33]-[.G$4]*[.E33]-[.H$4]*[.D33]" office:value-type="float" office:value="13.0541596882242" calcext:value-type="float">
            <text:p>13.05</text:p>
          </table:table-cell>
          <table:table-cell table:formula="of:=[.D$4]*[.B33]+[.E$4]*[.E33]+[.F$4]*[.D33]" office:value-type="float" office:value="52.0522307545884" calcext:value-type="float">
            <text:p>52.05</text:p>
          </table:table-cell>
          <table:table-cell table:formula="of:=[.E32]" office:value-type="float" office:value="12.9623891806572" calcext:value-type="float">
            <text:p>12.96</text:p>
          </table:table-cell>
          <table:table-cell table:formula="of:=[.B32]" office:value-type="float" office:value="13.0178409428535" calcext:value-type="float">
            <text:p>13.02</text:p>
          </table:table-cell>
          <table:table-cell table:formula="of:=[.C33]*[.I$4]" office:value-type="float" office:value="0.994445389448899" calcext:value-type="float">
            <text:p>0.99</text:p>
          </table:table-cell>
          <table:table-cell table:formula="of:=([.F33]-[.F32])*[.G$1]" office:value-type="float" office:value="0.0218948221925869" calcext:value-type="float">
            <text:p>0.022</text:p>
          </table:table-cell>
          <table:table-cell table:number-columns-repeated="5"/>
        </table:table-row>
        <table:table-row table:style-name="ro1">
          <table:table-cell table:formula="of:=[.A33]" office:value-type="float" office:value="1" calcext:value-type="float">
            <text:p>1</text:p>
          </table:table-cell>
          <table:table-cell table:formula="of:=[.A34]-[.G$4]*[.E34]-[.H$4]*[.D34]" office:value-type="float" office:value="13.0769622473014" calcext:value-type="float">
            <text:p>13.08</text:p>
          </table:table-cell>
          <table:table-cell table:formula="of:=[.D$4]*[.B34]+[.E$4]*[.E34]+[.F$4]*[.D34]" office:value-type="float" office:value="52.2031225666034" calcext:value-type="float">
            <text:p>52.20</text:p>
          </table:table-cell>
          <table:table-cell table:formula="of:=[.E33]" office:value-type="float" office:value="13.0178409428535" calcext:value-type="float">
            <text:p>13.02</text:p>
          </table:table-cell>
          <table:table-cell table:formula="of:=[.B33]" office:value-type="float" office:value="13.0541596882242" calcext:value-type="float">
            <text:p>13.05</text:p>
          </table:table-cell>
          <table:table-cell table:formula="of:=[.C34]*[.I$4]" office:value-type="float" office:value="0.997328141342307" calcext:value-type="float">
            <text:p>1.00</text:p>
          </table:table-cell>
          <table:table-cell table:formula="of:=([.F34]-[.F33])*[.G$1]" office:value-type="float" office:value="0.0144137594670385" calcext:value-type="float">
            <text:p>0.014</text:p>
          </table:table-cell>
          <table:table-cell table:number-columns-repeated="5"/>
        </table:table-row>
        <table:table-row table:style-name="ro1">
          <table:table-cell table:formula="of:=[.A34]" office:value-type="float" office:value="1" calcext:value-type="float">
            <text:p>1</text:p>
          </table:table-cell>
          <table:table-cell table:formula="of:=[.A35]-[.G$4]*[.E35]-[.H$4]*[.D35]" office:value-type="float" office:value="13.0904346461275" calcext:value-type="float">
            <text:p>13.09</text:p>
          </table:table-cell>
          <table:table-cell table:formula="of:=[.D$4]*[.B35]+[.E$4]*[.E35]+[.F$4]*[.D35]" office:value-type="float" office:value="52.2985188289545" calcext:value-type="float">
            <text:p>52.30</text:p>
          </table:table-cell>
          <table:table-cell table:formula="of:=[.E34]" office:value-type="float" office:value="13.0541596882242" calcext:value-type="float">
            <text:p>13.05</text:p>
          </table:table-cell>
          <table:table-cell table:formula="of:=[.B34]" office:value-type="float" office:value="13.0769622473014" calcext:value-type="float">
            <text:p>13.08</text:p>
          </table:table-cell>
          <table:table-cell table:formula="of:=[.C35]*[.I$4]" office:value-type="float" office:value="0.999150664064014" calcext:value-type="float">
            <text:p>1.00</text:p>
          </table:table-cell>
          <table:table-cell table:formula="of:=([.F35]-[.F34])*[.G$1]" office:value-type="float" office:value="0.00911261360853621" calcext:value-type="float">
            <text:p>0.009</text:p>
          </table:table-cell>
          <table:table-cell table:number-columns-repeated="5"/>
        </table:table-row>
        <table:table-row table:style-name="ro1">
          <table:table-cell table:formula="of:=[.A35]" office:value-type="float" office:value="1" calcext:value-type="float">
            <text:p>1</text:p>
          </table:table-cell>
          <table:table-cell table:formula="of:=[.A36]-[.G$4]*[.E36]-[.H$4]*[.D36]" office:value-type="float" office:value="13.0976398049365" calcext:value-type="float">
            <text:p>13.10</text:p>
          </table:table-cell>
          <table:table-cell table:formula="of:=[.D$4]*[.B36]+[.E$4]*[.E36]+[.F$4]*[.D36]" office:value-type="float" office:value="52.3554713444928" calcext:value-type="float">
            <text:p>52.36</text:p>
          </table:table-cell>
          <table:table-cell table:formula="of:=[.E35]" office:value-type="float" office:value="13.0769622473014" calcext:value-type="float">
            <text:p>13.08</text:p>
          </table:table-cell>
          <table:table-cell table:formula="of:=[.B35]" office:value-type="float" office:value="13.0904346461275" calcext:value-type="float">
            <text:p>13.09</text:p>
          </table:table-cell>
          <table:table-cell table:formula="of:=[.C36]*[.I$4]" office:value-type="float" office:value="1.00023872821945" calcext:value-type="float">
            <text:p>1.00</text:p>
          </table:table-cell>
          <table:table-cell table:formula="of:=([.F36]-[.F35])*[.G$1]" office:value-type="float" office:value="0.00544032077717915" calcext:value-type="float">
            <text:p>0.005</text:p>
          </table:table-cell>
          <table:table-cell table:number-columns-repeated="5"/>
        </table:table-row>
        <table:table-row table:style-name="ro1">
          <table:table-cell table:formula="of:=[.A36]" office:value-type="float" office:value="1" calcext:value-type="float">
            <text:p>1</text:p>
          </table:table-cell>
          <table:table-cell table:formula="of:=[.A37]-[.G$4]*[.E37]-[.H$4]*[.D37]" office:value-type="float" office:value="13.1007760982667" calcext:value-type="float">
            <text:p>13.10</text:p>
          </table:table-cell>
          <table:table-cell table:formula="of:=[.D$4]*[.B37]+[.E$4]*[.E37]+[.F$4]*[.D37]" office:value-type="float" office:value="52.386490354267" calcext:value-type="float">
            <text:p>52.39</text:p>
          </table:table-cell>
          <table:table-cell table:formula="of:=[.E36]" office:value-type="float" office:value="13.0904346461275" calcext:value-type="float">
            <text:p>13.09</text:p>
          </table:table-cell>
          <table:table-cell table:formula="of:=[.B36]" office:value-type="float" office:value="13.0976398049365" calcext:value-type="float">
            <text:p>13.10</text:p>
          </table:table-cell>
          <table:table-cell table:formula="of:=[.C37]*[.I$4]" office:value-type="float" office:value="1.00083133896462" calcext:value-type="float">
            <text:p>1.00</text:p>
          </table:table-cell>
          <table:table-cell table:formula="of:=([.F37]-[.F36])*[.G$1]" office:value-type="float" office:value="0.0029630537258496" calcext:value-type="float">
            <text:p>0.003</text:p>
          </table:table-cell>
          <table:table-cell table:number-columns-repeated="5"/>
        </table:table-row>
        <table:table-row table:style-name="ro1">
          <table:table-cell table:formula="of:=[.A37]" office:value-type="float" office:value="1" calcext:value-type="float">
            <text:p>1</text:p>
          </table:table-cell>
          <table:table-cell table:formula="of:=[.A38]-[.G$4]*[.E38]-[.H$4]*[.D38]" office:value-type="float" office:value="13.1013885711398" calcext:value-type="float">
            <text:p>13.10</text:p>
          </table:table-cell>
          <table:table-cell table:formula="of:=[.D$4]*[.B38]+[.E$4]*[.E38]+[.F$4]*[.D38]" office:value-type="float" office:value="52.4005805726096" calcext:value-type="float">
            <text:p>52.40</text:p>
          </table:table-cell>
          <table:table-cell table:formula="of:=[.E37]" office:value-type="float" office:value="13.0976398049365" calcext:value-type="float">
            <text:p>13.10</text:p>
          </table:table-cell>
          <table:table-cell table:formula="of:=[.B37]" office:value-type="float" office:value="13.1007760982667" calcext:value-type="float">
            <text:p>13.10</text:p>
          </table:table-cell>
          <table:table-cell table:formula="of:=[.C38]*[.I$4]" office:value-type="float" office:value="1.00110052920803" calcext:value-type="float">
            <text:p>1.00</text:p>
          </table:table-cell>
          <table:table-cell table:formula="of:=([.F38]-[.F37])*[.G$1]" office:value-type="float" office:value="0.00134595121707215" calcext:value-type="float">
            <text:p>0.001</text:p>
          </table:table-cell>
          <table:table-cell table:number-columns-repeated="5"/>
        </table:table-row>
        <table:table-row table:style-name="ro1">
          <table:table-cell table:formula="of:=[.A38]" office:value-type="float" office:value="1" calcext:value-type="float">
            <text:p>1</text:p>
          </table:table-cell>
          <table:table-cell table:formula="of:=[.A39]-[.G$4]*[.E39]-[.H$4]*[.D39]" office:value-type="float" office:value="13.1005374367438" calcext:value-type="float">
            <text:p>13.10</text:p>
          </table:table-cell>
          <table:table-cell table:formula="of:=[.D$4]*[.B39]+[.E$4]*[.E39]+[.F$4]*[.D39]" office:value-type="float" office:value="52.4040906772901" calcext:value-type="float">
            <text:p>52.40</text:p>
          </table:table-cell>
          <table:table-cell table:formula="of:=[.E38]" office:value-type="float" office:value="13.1007760982667" calcext:value-type="float">
            <text:p>13.10</text:p>
          </table:table-cell>
          <table:table-cell table:formula="of:=[.B38]" office:value-type="float" office:value="13.1013885711398" calcext:value-type="float">
            <text:p>13.10</text:p>
          </table:table-cell>
          <table:table-cell table:formula="of:=[.C39]*[.I$4]" office:value-type="float" office:value="1.00116758891644" calcext:value-type="float">
            <text:p>1.00</text:p>
          </table:table-cell>
          <table:table-cell table:formula="of:=([.F39]-[.F38])*[.G$1]" office:value-type="float" office:value="0.000335298542003537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39]" office:value-type="float" office:value="1" calcext:value-type="float">
            <text:p>1</text:p>
          </table:table-cell>
          <table:table-cell table:formula="of:=[.A40]-[.G$4]*[.E40]-[.H$4]*[.D40]" office:value-type="float" office:value="13.0989297167135" calcext:value-type="float">
            <text:p>13.10</text:p>
          </table:table-cell>
          <table:table-cell table:formula="of:=[.D$4]*[.B40]+[.E$4]*[.E40]+[.F$4]*[.D40]" office:value-type="float" office:value="52.4013931613409" calcext:value-type="float">
            <text:p>52.40</text:p>
          </table:table-cell>
          <table:table-cell table:formula="of:=[.E39]" office:value-type="float" office:value="13.1013885711398" calcext:value-type="float">
            <text:p>13.10</text:p>
          </table:table-cell>
          <table:table-cell table:formula="of:=[.B39]" office:value-type="float" office:value="13.1005374367438" calcext:value-type="float">
            <text:p>13.10</text:p>
          </table:table-cell>
          <table:table-cell table:formula="of:=[.C40]*[.I$4]" office:value-type="float" office:value="1.00111605352093" calcext:value-type="float">
            <text:p>1.00</text:p>
          </table:table-cell>
          <table:table-cell table:formula="of:=([.F40]-[.F39])*[.G$1]" office:value-type="float" office:value="-0.000257676977503118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40]" office:value-type="float" office:value="1" calcext:value-type="float">
            <text:p>1</text:p>
          </table:table-cell>
          <table:table-cell table:formula="of:=[.A41]-[.G$4]*[.E41]-[.H$4]*[.D41]" office:value-type="float" office:value="13.0970201308722" calcext:value-type="float">
            <text:p>13.10</text:p>
          </table:table-cell>
          <table:table-cell table:formula="of:=[.D$4]*[.B41]+[.E$4]*[.E41]+[.F$4]*[.D41]" office:value-type="float" office:value="52.395417001043" calcext:value-type="float">
            <text:p>52.40</text:p>
          </table:table-cell>
          <table:table-cell table:formula="of:=[.E40]" office:value-type="float" office:value="13.1005374367438" calcext:value-type="float">
            <text:p>13.10</text:p>
          </table:table-cell>
          <table:table-cell table:formula="of:=[.B40]" office:value-type="float" office:value="13.0989297167135" calcext:value-type="float">
            <text:p>13.10</text:p>
          </table:table-cell>
          <table:table-cell table:formula="of:=[.C41]*[.I$4]" office:value-type="float" office:value="1.00100188041118" calcext:value-type="float">
            <text:p>1.00</text:p>
          </table:table-cell>
          <table:table-cell table:formula="of:=([.F41]-[.F40])*[.G$1]" office:value-type="float" office:value="-0.000570865548772392" calcext:value-type="float">
            <text:p>-0.001</text:p>
          </table:table-cell>
          <table:table-cell table:number-columns-repeated="5"/>
        </table:table-row>
        <table:table-row table:style-name="ro1">
          <table:table-cell table:formula="of:=[.A41]" office:value-type="float" office:value="1" calcext:value-type="float">
            <text:p>1</text:p>
          </table:table-cell>
          <table:table-cell table:formula="of:=[.A42]-[.G$4]*[.E42]-[.H$4]*[.D42]" office:value-type="float" office:value="13.0950870145813" calcext:value-type="float">
            <text:p>13.10</text:p>
          </table:table-cell>
          <table:table-cell table:formula="of:=[.D$4]*[.B42]+[.E$4]*[.E42]+[.F$4]*[.D42]" office:value-type="float" office:value="52.3880569930391" calcext:value-type="float">
            <text:p>52.39</text:p>
          </table:table-cell>
          <table:table-cell table:formula="of:=[.E41]" office:value-type="float" office:value="13.0989297167135" calcext:value-type="float">
            <text:p>13.10</text:p>
          </table:table-cell>
          <table:table-cell table:formula="of:=[.B41]" office:value-type="float" office:value="13.0970201308722" calcext:value-type="float">
            <text:p>13.10</text:p>
          </table:table-cell>
          <table:table-cell table:formula="of:=[.C42]*[.I$4]" office:value-type="float" office:value="1.00086126922277" calcext:value-type="float">
            <text:p>1.00</text:p>
          </table:table-cell>
          <table:table-cell table:formula="of:=([.F42]-[.F41])*[.G$1]" office:value-type="float" office:value="-0.000703055942046227" calcext:value-type="float">
            <text:p>-0.001</text:p>
          </table:table-cell>
          <table:table-cell table:number-columns-repeated="5"/>
        </table:table-row>
        <table:table-row table:style-name="ro1">
          <table:table-cell table:formula="of:=[.A42]" office:value-type="float" office:value="1" calcext:value-type="float">
            <text:p>1</text:p>
          </table:table-cell>
          <table:table-cell table:formula="of:=[.A43]-[.G$4]*[.E43]-[.H$4]*[.D43]" office:value-type="float" office:value="13.0932884157554" calcext:value-type="float">
            <text:p>13.09</text:p>
          </table:table-cell>
          <table:table-cell table:formula="of:=[.D$4]*[.B43]+[.E$4]*[.E43]+[.F$4]*[.D43]" office:value-type="float" office:value="52.3804825757901" calcext:value-type="float">
            <text:p>52.38</text:p>
          </table:table-cell>
          <table:table-cell table:formula="of:=[.E42]" office:value-type="float" office:value="13.0970201308722" calcext:value-type="float">
            <text:p>13.10</text:p>
          </table:table-cell>
          <table:table-cell table:formula="of:=[.B42]" office:value-type="float" office:value="13.0950870145813" calcext:value-type="float">
            <text:p>13.10</text:p>
          </table:table-cell>
          <table:table-cell table:formula="of:=[.C43]*[.I$4]" office:value-type="float" office:value="1.00071656179714" calcext:value-type="float">
            <text:p>1.00</text:p>
          </table:table-cell>
          <table:table-cell table:formula="of:=([.F43]-[.F42])*[.G$1]" office:value-type="float" office:value="-0.000723537128173302" calcext:value-type="float">
            <text:p>-0.001</text:p>
          </table:table-cell>
          <table:table-cell table:number-columns-repeated="5"/>
        </table:table-row>
        <table:table-row table:style-name="ro1">
          <table:table-cell table:formula="of:=[.A43]" office:value-type="float" office:value="1" calcext:value-type="float">
            <text:p>1</text:p>
          </table:table-cell>
          <table:table-cell table:formula="of:=[.A44]-[.G$4]*[.E44]-[.H$4]*[.D44]" office:value-type="float" office:value="13.0917027784146" calcext:value-type="float">
            <text:p>13.09</text:p>
          </table:table-cell>
          <table:table-cell table:formula="of:=[.D$4]*[.B44]+[.E$4]*[.E44]+[.F$4]*[.D44]" office:value-type="float" office:value="52.3733666245067" calcext:value-type="float">
            <text:p>52.37</text:p>
          </table:table-cell>
          <table:table-cell table:formula="of:=[.E43]" office:value-type="float" office:value="13.0950870145813" calcext:value-type="float">
            <text:p>13.10</text:p>
          </table:table-cell>
          <table:table-cell table:formula="of:=[.B43]" office:value-type="float" office:value="13.0932884157554" calcext:value-type="float">
            <text:p>13.09</text:p>
          </table:table-cell>
          <table:table-cell table:formula="of:=[.C44]*[.I$4]" office:value-type="float" office:value="1.00058061325386" calcext:value-type="float">
            <text:p>1.00</text:p>
          </table:table-cell>
          <table:table-cell table:formula="of:=([.F44]-[.F43])*[.G$1]" office:value-type="float" office:value="-0.000679742716372944" calcext:value-type="float">
            <text:p>-0.001</text:p>
          </table:table-cell>
          <table:table-cell table:number-columns-repeated="5"/>
        </table:table-row>
        <table:table-row table:style-name="ro1">
          <table:table-cell table:formula="of:=[.A44]" office:value-type="float" office:value="1" calcext:value-type="float">
            <text:p>1</text:p>
          </table:table-cell>
          <table:table-cell table:formula="of:=[.A45]-[.G$4]*[.E45]-[.H$4]*[.D45]" office:value-type="float" office:value="13.0903578645502" calcext:value-type="float">
            <text:p>13.09</text:p>
          </table:table-cell>
          <table:table-cell table:formula="of:=[.D$4]*[.B45]+[.E$4]*[.E45]+[.F$4]*[.D45]" office:value-type="float" office:value="52.3670518371349" calcext:value-type="float">
            <text:p>52.37</text:p>
          </table:table-cell>
          <table:table-cell table:formula="of:=[.E44]" office:value-type="float" office:value="13.0932884157554" calcext:value-type="float">
            <text:p>13.09</text:p>
          </table:table-cell>
          <table:table-cell table:formula="of:=[.B44]" office:value-type="float" office:value="13.0917027784146" calcext:value-type="float">
            <text:p>13.09</text:p>
          </table:table-cell>
          <table:table-cell table:formula="of:=[.C45]*[.I$4]" office:value-type="float" office:value="1.00045997075504" calcext:value-type="float">
            <text:p>1.00</text:p>
          </table:table-cell>
          <table:table-cell table:formula="of:=([.F45]-[.F44])*[.G$1]" office:value-type="float" office:value="-0.000603212494084682" calcext:value-type="float">
            <text:p>-0.001</text:p>
          </table:table-cell>
          <table:table-cell table:number-columns-repeated="5"/>
        </table:table-row>
        <table:table-row table:style-name="ro1">
          <table:table-cell table:formula="of:=[.A45]" office:value-type="float" office:value="1" calcext:value-type="float">
            <text:p>1</text:p>
          </table:table-cell>
          <table:table-cell table:formula="of:=[.A46]-[.G$4]*[.E46]-[.H$4]*[.D46]" office:value-type="float" office:value="13.0892508631266" calcext:value-type="float">
            <text:p>13.09</text:p>
          </table:table-cell>
          <table:table-cell table:formula="of:=[.D$4]*[.B46]+[.E$4]*[.E46]+[.F$4]*[.D46]" office:value-type="float" office:value="52.3616693706416" calcext:value-type="float">
            <text:p>52.36</text:p>
          </table:table-cell>
          <table:table-cell table:formula="of:=[.E45]" office:value-type="float" office:value="13.0917027784146" calcext:value-type="float">
            <text:p>13.09</text:p>
          </table:table-cell>
          <table:table-cell table:formula="of:=[.B45]" office:value-type="float" office:value="13.0903578645502" calcext:value-type="float">
            <text:p>13.09</text:p>
          </table:table-cell>
          <table:table-cell table:formula="of:=[.C46]*[.I$4]" office:value-type="float" office:value="1.0003571400231" calcext:value-type="float">
            <text:p>1.00</text:p>
          </table:table-cell>
          <table:table-cell table:formula="of:=([.F46]-[.F45])*[.G$1]" office:value-type="float" office:value="-0.000514153659748606" calcext:value-type="float">
            <text:p>-0.001</text:p>
          </table:table-cell>
          <table:table-cell table:number-columns-repeated="5"/>
        </table:table-row>
        <table:table-row table:style-name="ro1">
          <table:table-cell table:formula="of:=[.A46]" office:value-type="float" office:value="1" calcext:value-type="float">
            <text:p>1</text:p>
          </table:table-cell>
          <table:table-cell table:formula="of:=[.A47]-[.G$4]*[.E47]-[.H$4]*[.D47]" office:value-type="float" office:value="13.0883620150766" calcext:value-type="float">
            <text:p>13.09</text:p>
          </table:table-cell>
          <table:table-cell table:formula="of:=[.D$4]*[.B47]+[.E$4]*[.E47]+[.F$4]*[.D47]" office:value-type="float" office:value="52.3572216058799" calcext:value-type="float">
            <text:p>52.36</text:p>
          </table:table-cell>
          <table:table-cell table:formula="of:=[.E46]" office:value-type="float" office:value="13.0903578645502" calcext:value-type="float">
            <text:p>13.09</text:p>
          </table:table-cell>
          <table:table-cell table:formula="of:=[.B46]" office:value-type="float" office:value="13.0892508631266" calcext:value-type="float">
            <text:p>13.09</text:p>
          </table:table-cell>
          <table:table-cell table:formula="of:=[.C47]*[.I$4]" office:value-type="float" office:value="1.00027216654364" calcext:value-type="float">
            <text:p>1.00</text:p>
          </table:table-cell>
          <table:table-cell table:formula="of:=([.F47]-[.F46])*[.G$1]" office:value-type="float" office:value="-0.000424867397276207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47]" office:value-type="float" office:value="1" calcext:value-type="float">
            <text:p>1</text:p>
          </table:table-cell>
          <table:table-cell table:formula="of:=[.A48]-[.G$4]*[.E48]-[.H$4]*[.D48]" office:value-type="float" office:value="13.087663557147" calcext:value-type="float">
            <text:p>13.09</text:p>
          </table:table-cell>
          <table:table-cell table:formula="of:=[.D$4]*[.B48]+[.E$4]*[.E48]+[.F$4]*[.D48]" office:value-type="float" office:value="52.3536384504268" calcext:value-type="float">
            <text:p>52.35</text:p>
          </table:table-cell>
          <table:table-cell table:formula="of:=[.E47]" office:value-type="float" office:value="13.0892508631266" calcext:value-type="float">
            <text:p>13.09</text:p>
          </table:table-cell>
          <table:table-cell table:formula="of:=[.B47]" office:value-type="float" office:value="13.0883620150766" calcext:value-type="float">
            <text:p>13.09</text:p>
          </table:table-cell>
          <table:table-cell table:formula="of:=[.C48]*[.I$4]" office:value-type="float" office:value="1.00020371121774" calcext:value-type="float">
            <text:p>1.00</text:p>
          </table:table-cell>
          <table:table-cell table:formula="of:=([.F48]-[.F47])*[.G$1]" office:value-type="float" office:value="-0.000342276629495819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48]" office:value-type="float" office:value="1" calcext:value-type="float">
            <text:p>1</text:p>
          </table:table-cell>
          <table:table-cell table:formula="of:=[.A49]-[.G$4]*[.E49]-[.H$4]*[.D49]" office:value-type="float" office:value="13.0871253543968" calcext:value-type="float">
            <text:p>13.09</text:p>
          </table:table-cell>
          <table:table-cell table:formula="of:=[.D$4]*[.B49]+[.E$4]*[.E49]+[.F$4]*[.D49]" office:value-type="float" office:value="52.3508144837674" calcext:value-type="float">
            <text:p>52.35</text:p>
          </table:table-cell>
          <table:table-cell table:formula="of:=[.E48]" office:value-type="float" office:value="13.0883620150766" calcext:value-type="float">
            <text:p>13.09</text:p>
          </table:table-cell>
          <table:table-cell table:formula="of:=[.B48]" office:value-type="float" office:value="13.087663557147" calcext:value-type="float">
            <text:p>13.09</text:p>
          </table:table-cell>
          <table:table-cell table:formula="of:=[.C49]*[.I$4]" office:value-type="float" office:value="1.00014976001174" calcext:value-type="float">
            <text:p>1.00</text:p>
          </table:table-cell>
          <table:table-cell table:formula="of:=([.F49]-[.F48])*[.G$1]" office:value-type="float" office:value="-0.000269756030013557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49]" office:value-type="float" office:value="1" calcext:value-type="float">
            <text:p>1</text:p>
          </table:table-cell>
          <table:table-cell table:formula="of:=[.A50]-[.G$4]*[.E50]-[.H$4]*[.D50]" office:value-type="float" office:value="13.086718243367" calcext:value-type="float">
            <text:p>13.09</text:p>
          </table:table-cell>
          <table:table-cell table:formula="of:=[.D$4]*[.B50]+[.E$4]*[.E50]+[.F$4]*[.D50]" office:value-type="float" office:value="52.3486325093076" calcext:value-type="float">
            <text:p>52.35</text:p>
          </table:table-cell>
          <table:table-cell table:formula="of:=[.E49]" office:value-type="float" office:value="13.087663557147" calcext:value-type="float">
            <text:p>13.09</text:p>
          </table:table-cell>
          <table:table-cell table:formula="of:=[.B49]" office:value-type="float" office:value="13.0871253543968" calcext:value-type="float">
            <text:p>13.09</text:p>
          </table:table-cell>
          <table:table-cell table:formula="of:=[.C50]*[.I$4]" office:value-type="float" office:value="1.00010807391279" calcext:value-type="float">
            <text:p>1.00</text:p>
          </table:table-cell>
          <table:table-cell table:formula="of:=([.F50]-[.F49])*[.G$1]" office:value-type="float" office:value="-0.000208430494721412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50]" office:value-type="float" office:value="1" calcext:value-type="float">
            <text:p>1</text:p>
          </table:table-cell>
          <table:table-cell table:formula="of:=[.A51]-[.G$4]*[.E51]-[.H$4]*[.D51]" office:value-type="float" office:value="13.0864158346042" calcext:value-type="float">
            <text:p>13.09</text:p>
          </table:table-cell>
          <table:table-cell table:formula="of:=[.D$4]*[.B51]+[.E$4]*[.E51]+[.F$4]*[.D51]" office:value-type="float" office:value="52.3469776757349" calcext:value-type="float">
            <text:p>52.35</text:p>
          </table:table-cell>
          <table:table-cell table:formula="of:=[.E50]" office:value-type="float" office:value="13.0871253543968" calcext:value-type="float">
            <text:p>13.09</text:p>
          </table:table-cell>
          <table:table-cell table:formula="of:=[.B50]" office:value-type="float" office:value="13.086718243367" calcext:value-type="float">
            <text:p>13.09</text:p>
          </table:table-cell>
          <table:table-cell table:formula="of:=[.C51]*[.I$4]" office:value-type="float" office:value="1.00007645871412" calcext:value-type="float">
            <text:p>1.00</text:p>
          </table:table-cell>
          <table:table-cell table:formula="of:=([.F51]-[.F50])*[.G$1]" office:value-type="float" office:value="-0.000158075993358375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51]" office:value-type="float" office:value="1" calcext:value-type="float">
            <text:p>1</text:p>
          </table:table-cell>
          <table:table-cell table:formula="of:=[.A52]-[.G$4]*[.E52]-[.H$4]*[.D52]" office:value-type="float" office:value="13.0861953125601" calcext:value-type="float">
            <text:p>13.09</text:p>
          </table:table-cell>
          <table:table-cell table:formula="of:=[.D$4]*[.B52]+[.E$4]*[.E52]+[.F$4]*[.D52]" office:value-type="float" office:value="52.3457452251354" calcext:value-type="float">
            <text:p>52.35</text:p>
          </table:table-cell>
          <table:table-cell table:formula="of:=[.E51]" office:value-type="float" office:value="13.086718243367" calcext:value-type="float">
            <text:p>13.09</text:p>
          </table:table-cell>
          <table:table-cell table:formula="of:=[.B51]" office:value-type="float" office:value="13.0864158346042" calcext:value-type="float">
            <text:p>13.09</text:p>
          </table:table-cell>
          <table:table-cell table:formula="of:=[.C52]*[.I$4]" office:value-type="float" office:value="1.00005291304089" calcext:value-type="float">
            <text:p>1.00</text:p>
          </table:table-cell>
          <table:table-cell table:formula="of:=([.F52]-[.F51])*[.G$1]" office:value-type="float" office:value="-0.000117728366164638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52]" office:value-type="float" office:value="1" calcext:value-type="float">
            <text:p>1</text:p>
          </table:table-cell>
          <table:table-cell table:formula="of:=[.A53]-[.G$4]*[.E53]-[.H$4]*[.D53]" office:value-type="float" office:value="13.0860376115187" calcext:value-type="float">
            <text:p>13.09</text:p>
          </table:table-cell>
          <table:table-cell table:formula="of:=[.D$4]*[.B53]+[.E$4]*[.E53]+[.F$4]*[.D53]" office:value-type="float" office:value="52.344844071243" calcext:value-type="float">
            <text:p>52.34</text:p>
          </table:table-cell>
          <table:table-cell table:formula="of:=[.E52]" office:value-type="float" office:value="13.0864158346042" calcext:value-type="float">
            <text:p>13.09</text:p>
          </table:table-cell>
          <table:table-cell table:formula="of:=[.B52]" office:value-type="float" office:value="13.0861953125601" calcext:value-type="float">
            <text:p>13.09</text:p>
          </table:table-cell>
          <table:table-cell table:formula="of:=[.C53]*[.I$4]" office:value-type="float" office:value="1.00003569671182" calcext:value-type="float">
            <text:p>1.00</text:p>
          </table:table-cell>
          <table:table-cell table:formula="of:=([.F53]-[.F52])*[.G$1]" office:value-type="float" office:value="-0.0000860816453529534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53]" office:value-type="float" office:value="1" calcext:value-type="float">
            <text:p>1</text:p>
          </table:table-cell>
          <table:table-cell table:formula="of:=[.A54]-[.G$4]*[.E54]-[.H$4]*[.D54]" office:value-type="float" office:value="13.0859272277986" calcext:value-type="float">
            <text:p>13.09</text:p>
          </table:table-cell>
          <table:table-cell table:formula="of:=[.D$4]*[.B54]+[.E$4]*[.E54]+[.F$4]*[.D54]" office:value-type="float" office:value="52.344197763396" calcext:value-type="float">
            <text:p>52.34</text:p>
          </table:table-cell>
          <table:table-cell table:formula="of:=[.E53]" office:value-type="float" office:value="13.0861953125601" calcext:value-type="float">
            <text:p>13.09</text:p>
          </table:table-cell>
          <table:table-cell table:formula="of:=[.B53]" office:value-type="float" office:value="13.0860376115187" calcext:value-type="float">
            <text:p>13.09</text:p>
          </table:table-cell>
          <table:table-cell table:formula="of:=[.C54]*[.I$4]" office:value-type="float" office:value="1.00002334915535" calcext:value-type="float">
            <text:p>1.00</text:p>
          </table:table-cell>
          <table:table-cell table:formula="of:=([.F54]-[.F53])*[.G$1]" office:value-type="float" office:value="-0.0000617377823519671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54]" office:value-type="float" office:value="1" calcext:value-type="float">
            <text:p>1</text:p>
          </table:table-cell>
          <table:table-cell table:formula="of:=[.A55]-[.G$4]*[.E55]-[.H$4]*[.D55]" office:value-type="float" office:value="13.0858518421216" calcext:value-type="float">
            <text:p>13.09</text:p>
          </table:table-cell>
          <table:table-cell table:formula="of:=[.D$4]*[.B55]+[.E$4]*[.E55]+[.F$4]*[.D55]" office:value-type="float" office:value="52.3437439092374" calcext:value-type="float">
            <text:p>52.34</text:p>
          </table:table-cell>
          <table:table-cell table:formula="of:=[.E54]" office:value-type="float" office:value="13.0860376115187" calcext:value-type="float">
            <text:p>13.09</text:p>
          </table:table-cell>
          <table:table-cell table:formula="of:=[.B54]" office:value-type="float" office:value="13.0859272277986" calcext:value-type="float">
            <text:p>13.09</text:p>
          </table:table-cell>
          <table:table-cell table:formula="of:=[.C55]*[.I$4]" office:value-type="float" office:value="1.00001467838046" calcext:value-type="float">
            <text:p>1.00</text:p>
          </table:table-cell>
          <table:table-cell table:formula="of:=([.F55]-[.F54])*[.G$1]" office:value-type="float" office:value="-0.0000433538744593065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55]" office:value-type="float" office:value="1" calcext:value-type="float">
            <text:p>1</text:p>
          </table:table-cell>
          <table:table-cell table:formula="of:=[.A56]-[.G$4]*[.E56]-[.H$4]*[.D56]" office:value-type="float" office:value="13.0858018642716" calcext:value-type="float">
            <text:p>13.09</text:p>
          </table:table-cell>
          <table:table-cell table:formula="of:=[.D$4]*[.B56]+[.E$4]*[.E56]+[.F$4]*[.D56]" office:value-type="float" office:value="52.3434327763133" calcext:value-type="float">
            <text:p>52.34</text:p>
          </table:table-cell>
          <table:table-cell table:formula="of:=[.E55]" office:value-type="float" office:value="13.0859272277986" calcext:value-type="float">
            <text:p>13.09</text:p>
          </table:table-cell>
          <table:table-cell table:formula="of:=[.B55]" office:value-type="float" office:value="13.0858518421216" calcext:value-type="float">
            <text:p>13.09</text:p>
          </table:table-cell>
          <table:table-cell table:formula="of:=[.C56]*[.I$4]" office:value-type="float" office:value="1.00000873426053" calcext:value-type="float">
            <text:p>1.00</text:p>
          </table:table-cell>
          <table:table-cell table:formula="of:=([.F56]-[.F55])*[.G$1]" office:value-type="float" office:value="-0.0000297205996124816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56]" office:value-type="float" office:value="1" calcext:value-type="float">
            <text:p>1</text:p>
          </table:table-cell>
          <table:table-cell table:formula="of:=[.A57]-[.G$4]*[.E57]-[.H$4]*[.D57]" office:value-type="float" office:value="13.0857699689272" calcext:value-type="float">
            <text:p>13.09</text:p>
          </table:table-cell>
          <table:table-cell table:formula="of:=[.D$4]*[.B57]+[.E$4]*[.E57]+[.F$4]*[.D57]" office:value-type="float" office:value="52.3432255395919" calcext:value-type="float">
            <text:p>52.34</text:p>
          </table:table-cell>
          <table:table-cell table:formula="of:=[.E56]" office:value-type="float" office:value="13.0858518421216" calcext:value-type="float">
            <text:p>13.09</text:p>
          </table:table-cell>
          <table:table-cell table:formula="of:=[.B56]" office:value-type="float" office:value="13.0858018642716" calcext:value-type="float">
            <text:p>13.09</text:p>
          </table:table-cell>
          <table:table-cell table:formula="of:=[.C57]*[.I$4]" office:value-type="float" office:value="1.00000477505266" calcext:value-type="float">
            <text:p>1.00</text:p>
          </table:table-cell>
          <table:table-cell table:formula="of:=([.F57]-[.F56])*[.G$1]" office:value-type="float" office:value="-0.0000197960393910623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57]" office:value-type="float" office:value="1" calcext:value-type="float">
            <text:p>1</text:p>
          </table:table-cell>
          <table:table-cell table:formula="of:=[.A58]-[.G$4]*[.E58]-[.H$4]*[.D58]" office:value-type="float" office:value="13.0857506620093" calcext:value-type="float">
            <text:p>13.09</text:p>
          </table:table-cell>
          <table:table-cell table:formula="of:=[.D$4]*[.B58]+[.E$4]*[.E58]+[.F$4]*[.D58]" office:value-type="float" office:value="52.3430924641353" calcext:value-type="float">
            <text:p>52.34</text:p>
          </table:table-cell>
          <table:table-cell table:formula="of:=[.E57]" office:value-type="float" office:value="13.0858018642716" calcext:value-type="float">
            <text:p>13.09</text:p>
          </table:table-cell>
          <table:table-cell table:formula="of:=[.B57]" office:value-type="float" office:value="13.0857699689272" calcext:value-type="float">
            <text:p>13.09</text:p>
          </table:table-cell>
          <table:table-cell table:formula="of:=[.C58]*[.I$4]" office:value-type="float" office:value="1.00000223267796" calcext:value-type="float">
            <text:p>1.00</text:p>
          </table:table-cell>
          <table:table-cell table:formula="of:=([.F58]-[.F57])*[.G$1]" office:value-type="float" office:value="-0.0000127118734760678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58]" office:value-type="float" office:value="1" calcext:value-type="float">
            <text:p>1</text:p>
          </table:table-cell>
          <table:table-cell table:formula="of:=[.A59]-[.G$4]*[.E59]-[.H$4]*[.D59]" office:value-type="float" office:value="13.0857398972998" calcext:value-type="float">
            <text:p>13.09</text:p>
          </table:table-cell>
          <table:table-cell table:formula="of:=[.D$4]*[.B59]+[.E$4]*[.E59]+[.F$4]*[.D59]" office:value-type="float" office:value="52.3430111902457" calcext:value-type="float">
            <text:p>52.34</text:p>
          </table:table-cell>
          <table:table-cell table:formula="of:=[.E58]" office:value-type="float" office:value="13.0857699689272" calcext:value-type="float">
            <text:p>13.09</text:p>
          </table:table-cell>
          <table:table-cell table:formula="of:=[.B58]" office:value-type="float" office:value="13.0857506620093" calcext:value-type="float">
            <text:p>13.09</text:p>
          </table:table-cell>
          <table:table-cell table:formula="of:=[.C59]*[.I$4]" office:value-type="float" office:value="1.00000067995978" calcext:value-type="float">
            <text:p>1.00</text:p>
          </table:table-cell>
          <table:table-cell table:formula="of:=([.F59]-[.F58])*[.G$1]" office:value-type="float" office:value="-0.00000776359088128231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59]" office:value-type="float" office:value="1" calcext:value-type="float">
            <text:p>1</text:p>
          </table:table-cell>
          <table:table-cell table:formula="of:=[.A60]-[.G$4]*[.E60]-[.H$4]*[.D60]" office:value-type="float" office:value="13.0857347505771" calcext:value-type="float">
            <text:p>13.09</text:p>
          </table:table-cell>
          <table:table-cell table:formula="of:=[.D$4]*[.B60]+[.E$4]*[.E60]+[.F$4]*[.D60]" office:value-type="float" office:value="52.3429652071861" calcext:value-type="float">
            <text:p>52.34</text:p>
          </table:table-cell>
          <table:table-cell table:formula="of:=[.E59]" office:value-type="float" office:value="13.0857506620093" calcext:value-type="float">
            <text:p>13.09</text:p>
          </table:table-cell>
          <table:table-cell table:formula="of:=[.B59]" office:value-type="float" office:value="13.0857398972998" calcext:value-type="float">
            <text:p>13.09</text:p>
          </table:table-cell>
          <table:table-cell table:formula="of:=[.C60]*[.I$4]" office:value-type="float" office:value="0.999999801464454" calcext:value-type="float">
            <text:p>1.00</text:p>
          </table:table-cell>
          <table:table-cell table:formula="of:=([.F60]-[.F59])*[.G$1]" office:value-type="float" office:value="-0.00000439247664962839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60]" office:value-type="float" office:value="1" calcext:value-type="float">
            <text:p>1</text:p>
          </table:table-cell>
          <table:table-cell table:formula="of:=[.A61]-[.G$4]*[.E61]-[.H$4]*[.D61]" office:value-type="float" office:value="13.0857331509435" calcext:value-type="float">
            <text:p>13.09</text:p>
          </table:table-cell>
          <table:table-cell table:formula="of:=[.D$4]*[.B61]+[.E$4]*[.E61]+[.F$4]*[.D61]" office:value-type="float" office:value="52.3429425493975" calcext:value-type="float">
            <text:p>52.34</text:p>
          </table:table-cell>
          <table:table-cell table:formula="of:=[.E60]" office:value-type="float" office:value="13.0857398972998" calcext:value-type="float">
            <text:p>13.09</text:p>
          </table:table-cell>
          <table:table-cell table:formula="of:=[.B60]" office:value-type="float" office:value="13.0857347505771" calcext:value-type="float">
            <text:p>13.09</text:p>
          </table:table-cell>
          <table:table-cell table:formula="of:=[.C61]*[.I$4]" office:value-type="float" office:value="0.999999368592835" calcext:value-type="float">
            <text:p>1.00</text:p>
          </table:table-cell>
          <table:table-cell table:formula="of:=([.F61]-[.F60])*[.G$1]" office:value-type="float" office:value="-0.00000216435809385906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61]" office:value-type="float" office:value="1" calcext:value-type="float">
            <text:p>1</text:p>
          </table:table-cell>
          <table:table-cell table:formula="of:=[.A62]-[.G$4]*[.E62]-[.H$4]*[.D62]" office:value-type="float" office:value="13.0857336647896" calcext:value-type="float">
            <text:p>13.09</text:p>
          </table:table-cell>
          <table:table-cell table:formula="of:=[.D$4]*[.B62]+[.E$4]*[.E62]+[.F$4]*[.D62]" office:value-type="float" office:value="52.3429347172537" calcext:value-type="float">
            <text:p>52.34</text:p>
          </table:table-cell>
          <table:table-cell table:formula="of:=[.E61]" office:value-type="float" office:value="13.0857347505771" calcext:value-type="float">
            <text:p>13.09</text:p>
          </table:table-cell>
          <table:table-cell table:formula="of:=[.B61]" office:value-type="float" office:value="13.0857331509435" calcext:value-type="float">
            <text:p>13.09</text:p>
          </table:table-cell>
          <table:table-cell table:formula="of:=[.C62]*[.I$4]" office:value-type="float" office:value="0.999999218961606" calcext:value-type="float">
            <text:p>1.00</text:p>
          </table:table-cell>
          <table:table-cell table:formula="of:=([.F62]-[.F61])*[.G$1]" office:value-type="float" office:value="-0.000000748156148699941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62]" office:value-type="float" office:value="1" calcext:value-type="float">
            <text:p>1</text:p>
          </table:table-cell>
          <table:table-cell table:formula="of:=[.A63]-[.G$4]*[.E63]-[.H$4]*[.D63]" office:value-type="float" office:value="13.0857353258169" calcext:value-type="float">
            <text:p>13.09</text:p>
          </table:table-cell>
          <table:table-cell table:formula="of:=[.D$4]*[.B63]+[.E$4]*[.E63]+[.F$4]*[.D63]" office:value-type="float" office:value="52.3429358063397" calcext:value-type="float">
            <text:p>52.34</text:p>
          </table:table-cell>
          <table:table-cell table:formula="of:=[.E62]" office:value-type="float" office:value="13.0857331509435" calcext:value-type="float">
            <text:p>13.09</text:p>
          </table:table-cell>
          <table:table-cell table:formula="of:=[.B62]" office:value-type="float" office:value="13.0857336647896" calcext:value-type="float">
            <text:p>13.09</text:p>
          </table:table-cell>
          <table:table-cell table:formula="of:=[.C63]*[.I$4]" office:value-type="float" office:value="0.999999239768332" calcext:value-type="float">
            <text:p>1.00</text:p>
          </table:table-cell>
          <table:table-cell table:formula="of:=([.F63]-[.F62])*[.G$1]" office:value-type="float" office:value="0.000000104033631709299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63]" office:value-type="float" office:value="1" calcext:value-type="float">
            <text:p>1</text:p>
          </table:table-cell>
          <table:table-cell table:formula="of:=[.A64]-[.G$4]*[.E64]-[.H$4]*[.D64]" office:value-type="float" office:value="13.0857375039059" calcext:value-type="float">
            <text:p>13.09</text:p>
          </table:table-cell>
          <table:table-cell table:formula="of:=[.D$4]*[.B64]+[.E$4]*[.E64]+[.F$4]*[.D64]" office:value-type="float" office:value="52.3429418203294" calcext:value-type="float">
            <text:p>52.34</text:p>
          </table:table-cell>
          <table:table-cell table:formula="of:=[.E63]" office:value-type="float" office:value="13.0857336647896" calcext:value-type="float">
            <text:p>13.09</text:p>
          </table:table-cell>
          <table:table-cell table:formula="of:=[.B63]" office:value-type="float" office:value="13.0857353258169" calcext:value-type="float">
            <text:p>13.09</text:p>
          </table:table-cell>
          <table:table-cell table:formula="of:=[.C64]*[.I$4]" office:value-type="float" office:value="0.999999354664163" calcext:value-type="float">
            <text:p>1.00</text:p>
          </table:table-cell>
          <table:table-cell table:formula="of:=([.F64]-[.F63])*[.G$1]" office:value-type="float" office:value="0.000000574479157577912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64]" office:value-type="float" office:value="1" calcext:value-type="float">
            <text:p>1</text:p>
          </table:table-cell>
          <table:table-cell table:formula="of:=[.A65]-[.G$4]*[.E65]-[.H$4]*[.D65]" office:value-type="float" office:value="13.0857398058115" calcext:value-type="float">
            <text:p>13.09</text:p>
          </table:table-cell>
          <table:table-cell table:formula="of:=[.D$4]*[.B65]+[.E$4]*[.E65]+[.F$4]*[.D65]" office:value-type="float" office:value="52.3429501394402" calcext:value-type="float">
            <text:p>52.34</text:p>
          </table:table-cell>
          <table:table-cell table:formula="of:=[.E64]" office:value-type="float" office:value="13.0857353258169" calcext:value-type="float">
            <text:p>13.09</text:p>
          </table:table-cell>
          <table:table-cell table:formula="of:=[.B64]" office:value-type="float" office:value="13.0857375039059" calcext:value-type="float">
            <text:p>13.09</text:p>
          </table:table-cell>
          <table:table-cell table:formula="of:=[.C65]*[.I$4]" office:value-type="float" office:value="0.999999513598782" calcext:value-type="float">
            <text:p>1.00</text:p>
          </table:table-cell>
          <table:table-cell table:formula="of:=([.F65]-[.F64])*[.G$1]" office:value-type="float" office:value="0.000000794673090664944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65]" office:value-type="float" office:value="1" calcext:value-type="float">
            <text:p>1</text:p>
          </table:table-cell>
          <table:table-cell table:formula="of:=[.A66]-[.G$4]*[.E66]-[.H$4]*[.D66]" office:value-type="float" office:value="13.085742001315" calcext:value-type="float">
            <text:p>13.09</text:p>
          </table:table-cell>
          <table:table-cell table:formula="of:=[.D$4]*[.B66]+[.E$4]*[.E66]+[.F$4]*[.D66]" office:value-type="float" office:value="52.3429591168439" calcext:value-type="float">
            <text:p>52.34</text:p>
          </table:table-cell>
          <table:table-cell table:formula="of:=[.E65]" office:value-type="float" office:value="13.0857375039059" calcext:value-type="float">
            <text:p>13.09</text:p>
          </table:table-cell>
          <table:table-cell table:formula="of:=[.B65]" office:value-type="float" office:value="13.0857398058115" calcext:value-type="float">
            <text:p>13.09</text:p>
          </table:table-cell>
          <table:table-cell table:formula="of:=[.C66]*[.I$4]" office:value-type="float" office:value="0.999999685109927" calcext:value-type="float">
            <text:p>1.00</text:p>
          </table:table-cell>
          <table:table-cell table:formula="of:=([.F66]-[.F65])*[.G$1]" office:value-type="float" office:value="0.000000857555728095427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66]" office:value-type="float" office:value="1" calcext:value-type="float">
            <text:p>1</text:p>
          </table:table-cell>
          <table:table-cell table:formula="of:=[.A67]-[.G$4]*[.E67]-[.H$4]*[.D67]" office:value-type="float" office:value="13.0857439693092" calcext:value-type="float">
            <text:p>13.09</text:p>
          </table:table-cell>
          <table:table-cell table:formula="of:=[.D$4]*[.B67]+[.E$4]*[.E67]+[.F$4]*[.D67]" office:value-type="float" office:value="52.3429677777508" calcext:value-type="float">
            <text:p>52.34</text:p>
          </table:table-cell>
          <table:table-cell table:formula="of:=[.E66]" office:value-type="float" office:value="13.0857398058115" calcext:value-type="float">
            <text:p>13.09</text:p>
          </table:table-cell>
          <table:table-cell table:formula="of:=[.B66]" office:value-type="float" office:value="13.085742001315" calcext:value-type="float">
            <text:p>13.09</text:p>
          </table:table-cell>
          <table:table-cell table:formula="of:=[.C67]*[.I$4]" office:value-type="float" office:value="0.999999850574477" calcext:value-type="float">
            <text:p>1.00</text:p>
          </table:table-cell>
          <table:table-cell table:formula="of:=([.F67]-[.F66])*[.G$1]" office:value-type="float" office:value="0.000000827322746421721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67]" office:value-type="float" office:value="1" calcext:value-type="float">
            <text:p>1</text:p>
          </table:table-cell>
          <table:table-cell table:formula="of:=[.A68]-[.G$4]*[.E68]-[.H$4]*[.D68]" office:value-type="float" office:value="13.0857456591938" calcext:value-type="float">
            <text:p>13.09</text:p>
          </table:table-cell>
          <table:table-cell table:formula="of:=[.D$4]*[.B68]+[.E$4]*[.E68]+[.F$4]*[.D68]" office:value-type="float" office:value="52.3429755991273" calcext:value-type="float">
            <text:p>52.34</text:p>
          </table:table-cell>
          <table:table-cell table:formula="of:=[.E67]" office:value-type="float" office:value="13.085742001315" calcext:value-type="float">
            <text:p>13.09</text:p>
          </table:table-cell>
          <table:table-cell table:formula="of:=[.B67]" office:value-type="float" office:value="13.0857439693092" calcext:value-type="float">
            <text:p>13.09</text:p>
          </table:table-cell>
          <table:table-cell table:formula="of:=[.C68]*[.I$4]" office:value-type="float" office:value="1" calcext:value-type="float">
            <text:p>1.00</text:p>
          </table:table-cell>
          <table:table-cell table:formula="of:=([.F68]-[.F67])*[.G$1]" office:value-type="float" office:value="0.000000747127616995691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68]" office:value-type="float" office:value="1" calcext:value-type="float">
            <text:p>1</text:p>
          </table:table-cell>
          <table:table-cell table:formula="of:=[.A69]-[.G$4]*[.E69]-[.H$4]*[.D69]" office:value-type="float" office:value="13.0857470638162" calcext:value-type="float">
            <text:p>13.09</text:p>
          </table:table-cell>
          <table:table-cell table:formula="of:=[.D$4]*[.B69]+[.E$4]*[.E69]+[.F$4]*[.D69]" office:value-type="float" office:value="52.3429823515131" calcext:value-type="float">
            <text:p>52.34</text:p>
          </table:table-cell>
          <table:table-cell table:formula="of:=[.E68]" office:value-type="float" office:value="13.0857439693092" calcext:value-type="float">
            <text:p>13.09</text:p>
          </table:table-cell>
          <table:table-cell table:formula="of:=[.B68]" office:value-type="float" office:value="13.0857456591938" calcext:value-type="float">
            <text:p>13.09</text:p>
          </table:table-cell>
          <table:table-cell table:formula="of:=[.C69]*[.I$4]" office:value-type="float" office:value="1.00000012900271" calcext:value-type="float">
            <text:p>1.00</text:p>
          </table:table-cell>
          <table:table-cell table:formula="of:=([.F69]-[.F68])*[.G$1]" office:value-type="float" office:value="0.000000645013556455076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69]" office:value-type="float" office:value="1" calcext:value-type="float">
            <text:p>1</text:p>
          </table:table-cell>
          <table:table-cell table:formula="of:=[.A70]-[.G$4]*[.E70]-[.H$4]*[.D70]" office:value-type="float" office:value="13.0857482009604" calcext:value-type="float">
            <text:p>13.09</text:p>
          </table:table-cell>
          <table:table-cell table:formula="of:=[.D$4]*[.B70]+[.E$4]*[.E70]+[.F$4]*[.D70]" office:value-type="float" office:value="52.3429879877866" calcext:value-type="float">
            <text:p>52.34</text:p>
          </table:table-cell>
          <table:table-cell table:formula="of:=[.E69]" office:value-type="float" office:value="13.0857456591938" calcext:value-type="float">
            <text:p>13.09</text:p>
          </table:table-cell>
          <table:table-cell table:formula="of:=[.B69]" office:value-type="float" office:value="13.0857470638162" calcext:value-type="float">
            <text:p>13.09</text:p>
          </table:table-cell>
          <table:table-cell table:formula="of:=[.C70]*[.I$4]" office:value-type="float" office:value="1.00000023668237" calcext:value-type="float">
            <text:p>1.00</text:p>
          </table:table-cell>
          <table:table-cell table:formula="of:=([.F70]-[.F69])*[.G$1]" office:value-type="float" office:value="0.000000538398271521245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70]" office:value-type="float" office:value="1" calcext:value-type="float">
            <text:p>1</text:p>
          </table:table-cell>
          <table:table-cell table:formula="of:=[.A71]-[.G$4]*[.E71]-[.H$4]*[.D71]" office:value-type="float" office:value="13.0857491010504" calcext:value-type="float">
            <text:p>13.09</text:p>
          </table:table-cell>
          <table:table-cell table:formula="of:=[.D$4]*[.B71]+[.E$4]*[.E71]+[.F$4]*[.D71]" office:value-type="float" office:value="52.3429925667873" calcext:value-type="float">
            <text:p>52.34</text:p>
          </table:table-cell>
          <table:table-cell table:formula="of:=[.E70]" office:value-type="float" office:value="13.0857470638162" calcext:value-type="float">
            <text:p>13.09</text:p>
          </table:table-cell>
          <table:table-cell table:formula="of:=[.B70]" office:value-type="float" office:value="13.0857482009604" calcext:value-type="float">
            <text:p>13.09</text:p>
          </table:table-cell>
          <table:table-cell table:formula="of:=[.C71]*[.I$4]" office:value-type="float" office:value="1.00000032416308" calcext:value-type="float">
            <text:p>1.00</text:p>
          </table:table-cell>
          <table:table-cell table:formula="of:=([.F71]-[.F70])*[.G$1]" office:value-type="float" office:value="0.000000437403555597626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71]" office:value-type="float" office:value="1" calcext:value-type="float">
            <text:p>1</text:p>
          </table:table-cell>
          <table:table-cell table:formula="of:=[.A72]-[.G$4]*[.E72]-[.H$4]*[.D72]" office:value-type="float" office:value="13.0857497992807" calcext:value-type="float">
            <text:p>13.09</text:p>
          </table:table-cell>
          <table:table-cell table:formula="of:=[.D$4]*[.B72]+[.E$4]*[.E72]+[.F$4]*[.D72]" office:value-type="float" office:value="52.3429962023418" calcext:value-type="float">
            <text:p>52.34</text:p>
          </table:table-cell>
          <table:table-cell table:formula="of:=[.E71]" office:value-type="float" office:value="13.0857482009604" calcext:value-type="float">
            <text:p>13.09</text:p>
          </table:table-cell>
          <table:table-cell table:formula="of:=[.B71]" office:value-type="float" office:value="13.0857491010504" calcext:value-type="float">
            <text:p>13.09</text:p>
          </table:table-cell>
          <table:table-cell table:formula="of:=[.C72]*[.I$4]" office:value-type="float" office:value="1.00000039361947" calcext:value-type="float">
            <text:p>1.00</text:p>
          </table:table-cell>
          <table:table-cell table:formula="of:=([.F72]-[.F71])*[.G$1]" office:value-type="float" office:value="0.000000347281986501358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72]" office:value-type="float" office:value="1" calcext:value-type="float">
            <text:p>1</text:p>
          </table:table-cell>
          <table:table-cell table:formula="of:=[.A73]-[.G$4]*[.E73]-[.H$4]*[.D73]" office:value-type="float" office:value="13.0857503308346" calcext:value-type="float">
            <text:p>13.09</text:p>
          </table:table-cell>
          <table:table-cell table:formula="of:=[.D$4]*[.B73]+[.E$4]*[.E73]+[.F$4]*[.D73]" office:value-type="float" office:value="52.3429990304464" calcext:value-type="float">
            <text:p>52.34</text:p>
          </table:table-cell>
          <table:table-cell table:formula="of:=[.E72]" office:value-type="float" office:value="13.0857491010504" calcext:value-type="float">
            <text:p>13.09</text:p>
          </table:table-cell>
          <table:table-cell table:formula="of:=[.B72]" office:value-type="float" office:value="13.0857497992807" calcext:value-type="float">
            <text:p>13.09</text:p>
          </table:table-cell>
          <table:table-cell table:formula="of:=[.C73]*[.I$4]" office:value-type="float" office:value="1.00000044764973" calcext:value-type="float">
            <text:p>1.00</text:p>
          </table:table-cell>
          <table:table-cell table:formula="of:=([.F73]-[.F72])*[.G$1]" office:value-type="float" office:value="0.000000270151301329236" calcext:value-type="float">
            <text:p>0.000</text:p>
          </table:table-cell>
          <table:table-cell table:number-columns-repeated="5"/>
        </table:table-row>
        <table:table-row table:style-name="ro1">
          <table:table-cell table:formula="of:=[.A73]" office:value-type="float" office:value="1" calcext:value-type="float">
            <text:p>1</text:p>
          </table:table-cell>
          <table:table-cell table:formula="of:=[.A74]-[.G$4]*[.E74]-[.H$4]*[.D74]" office:value-type="float" office:value="13.0857507282002" calcext:value-type="float">
            <text:p>13.09</text:p>
          </table:table-cell>
          <table:table-cell table:formula="of:=[.D$4]*[.B74]+[.E$4]*[.E74]+[.F$4]*[.D74]" office:value-type="float" office:value="52.3430011891501" calcext:value-type="float">
            <text:p>52.34</text:p>
          </table:table-cell>
          <table:table-cell table:formula="of:=[.E73]" office:value-type="float" office:value="13.0857497992807" calcext:value-type="float">
            <text:p>13.09</text:p>
          </table:table-cell>
          <table:table-cell table:formula="of:=[.B73]" office:value-type="float" office:value="13.0857503308346" calcext:value-type="float">
            <text:p>13.09</text:p>
          </table:table-cell>
          <table:table-cell table:formula="of:=[.C74]*[.I$4]" office:value-type="float" office:value="1.00000048889125" calcext:value-type="float">
            <text:p>1.00</text:p>
          </table:table-cell>
          <table:table-cell table:formula="of:=([.F74]-[.F73])*[.G$1]" office:value-type="float" office:value="0.0000002062075843412" calcext:value-type="float">
            <text:p>0.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21:20:08.314524193</meta:creation-date>
    <dc:date>2019-04-16T21:19:12.239970242</dc:date>
    <meta:editing-duration>PT47M41S</meta:editing-duration>
    <meta:editing-cycles>8</meta:editing-cycles>
    <meta:generator>LibreOffice/5.1.6.2$Linux_X86_64 LibreOffice_project/10m0$Build-2</meta:generator>
    <meta:document-statistic meta:table-count="1" meta:cell-count="5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2cm" svg:height="13.208cm" xlink:href=".." xlink:type="simple" chart:class="chart:line" chart:style-name="ch1">
        <chart:legend chart:legend-position="end" svg:x="19.294cm" svg:y="6.056cm" style:legend-expansion="high" chart:style-name="ch2"/>
        <chart:plot-area chart:style-name="ch3" table:cell-range-address="Sheet1.F15:Sheet1.G74" chart:data-source-has-labels="row" svg:x="0.442cm" svg:y="0.264cm" svg:width="18.41cm" svg:height="12.68cm">
          <chartooo:coordinate-region svg:x="1.275cm" svg:y="0.464cm" svg:width="17.577cm" svg:height="12.2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5:Sheet1.F74" chart:class="chart:line">
            <chart:data-point chart:repeated="60"/>
          </chart:series>
          <chart:series chart:style-name="ch7" chart:values-cell-range-address="Sheet1.G15:Sheet1.G74" loext:label-string="derivative" chart:class="chart:line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derivat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15:Sheet1.F74</svg:desc>
                </draw:g>
              </table:table-cell>
              <table:table-cell office:value-type="float" office:value="0">
                <text:p>0</text:p>
                <draw:g>
                  <svg:desc>Sheet1.G15:Sheet1.G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104760257777">
                <text:p>0.019104760257777</text:p>
              </table:table-cell>
              <table:table-cell office:value-type="float" office:value="0.0955238012888851">
                <text:p>0.09552380128888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56839562221321">
                <text:p>0.0856839562221321</text:p>
              </table:table-cell>
              <table:table-cell office:value-type="float" office:value="0.332895979821775">
                <text:p>0.332895979821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2930826775727">
                <text:p>0.192930826775727</text:p>
              </table:table-cell>
              <table:table-cell office:value-type="float" office:value="0.536234352767973">
                <text:p>0.5362343527679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4811702164473">
                <text:p>0.314811702164473</text:p>
              </table:table-cell>
              <table:table-cell office:value-type="float" office:value="0.609404376943731">
                <text:p>0.609404376943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559368730014">
                <text:p>0.43559368730014</text:p>
              </table:table-cell>
              <table:table-cell office:value-type="float" office:value="0.603909925678334">
                <text:p>0.603909925678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652874794036">
                <text:p>0.54652874794036</text:p>
              </table:table-cell>
              <table:table-cell office:value-type="float" office:value="0.5546753032011">
                <text:p>0.5546753032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3458472714901">
                <text:p>0.643458472714901</text:p>
              </table:table-cell>
              <table:table-cell office:value-type="float" office:value="0.484648623872703">
                <text:p>0.484648623872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5118718681809">
                <text:p>0.725118718681809</text:p>
              </table:table-cell>
              <table:table-cell office:value-type="float" office:value="0.408301229834541">
                <text:p>0.408301229834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91966709342753">
                <text:p>0.791966709342753</text:p>
              </table:table-cell>
              <table:table-cell office:value-type="float" office:value="0.334239953304722">
                <text:p>0.334239953304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539105495017">
                <text:p>0.84539105495017</text:p>
              </table:table-cell>
              <table:table-cell office:value-type="float" office:value="0.267121728037085">
                <text:p>0.267121728037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7197104208543">
                <text:p>0.887197104208543</text:p>
              </table:table-cell>
              <table:table-cell office:value-type="float" office:value="0.209030246291864">
                <text:p>0.209030246291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9286188279441">
                <text:p>0.919286188279441</text:p>
              </table:table-cell>
              <table:table-cell office:value-type="float" office:value="0.16044542035449">
                <text:p>0.16044542035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43468222391732">
                <text:p>0.943468222391732</text:p>
              </table:table-cell>
              <table:table-cell office:value-type="float" office:value="0.120910170561457">
                <text:p>0.1209101705614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61363491504205">
                <text:p>0.961363491504205</text:p>
              </table:table-cell>
              <table:table-cell office:value-type="float" office:value="0.0894763455623648">
                <text:p>0.08947634556236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74362006859236">
                <text:p>0.974362006859236</text:p>
              </table:table-cell>
              <table:table-cell office:value-type="float" office:value="0.0649925767751525">
                <text:p>0.0649925767751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3618287167052">
                <text:p>0.983618287167052</text:p>
              </table:table-cell>
              <table:table-cell office:value-type="float" office:value="0.0462814015390811">
                <text:p>0.04628140153908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0066425010382">
                <text:p>0.990066425010382</text:p>
              </table:table-cell>
              <table:table-cell office:value-type="float" office:value="0.0322406892166505">
                <text:p>0.0322406892166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4445389448899">
                <text:p>0.994445389448899</text:p>
              </table:table-cell>
              <table:table-cell office:value-type="float" office:value="0.0218948221925869">
                <text:p>0.02189482219258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7328141342307">
                <text:p>0.997328141342307</text:p>
              </table:table-cell>
              <table:table-cell office:value-type="float" office:value="0.0144137594670385">
                <text:p>0.01441375946703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150664064014">
                <text:p>0.999150664064014</text:p>
              </table:table-cell>
              <table:table-cell office:value-type="float" office:value="0.00911261360853621">
                <text:p>0.009112613608536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023872821945">
                <text:p>1.00023872821945</text:p>
              </table:table-cell>
              <table:table-cell office:value-type="float" office:value="0.00544032077717915">
                <text:p>0.005440320777179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0083133896462">
                <text:p>1.00083133896462</text:p>
              </table:table-cell>
              <table:table-cell office:value-type="float" office:value="0.0029630537258496">
                <text:p>0.00296305372584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110052920803">
                <text:p>1.00110052920803</text:p>
              </table:table-cell>
              <table:table-cell office:value-type="float" office:value="0.00134595121707215">
                <text:p>0.00134595121707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116758891644">
                <text:p>1.00116758891644</text:p>
              </table:table-cell>
              <table:table-cell office:value-type="float" office:value="0.000335298542003537">
                <text:p>0.0003352985420035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0111605352093">
                <text:p>1.00111605352093</text:p>
              </table:table-cell>
              <table:table-cell office:value-type="float" office:value="-0.000257676977503118">
                <text:p>-0.0002576769775031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0100188041118">
                <text:p>1.00100188041118</text:p>
              </table:table-cell>
              <table:table-cell office:value-type="float" office:value="-0.000570865548772392">
                <text:p>-0.0005708655487723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0086126922277">
                <text:p>1.00086126922277</text:p>
              </table:table-cell>
              <table:table-cell office:value-type="float" office:value="-0.000703055942046227">
                <text:p>-0.0007030559420462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0071656179714">
                <text:p>1.00071656179714</text:p>
              </table:table-cell>
              <table:table-cell office:value-type="float" office:value="-0.000723537128173302">
                <text:p>-0.000723537128173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0058061325386">
                <text:p>1.00058061325386</text:p>
              </table:table-cell>
              <table:table-cell office:value-type="float" office:value="-0.000679742716372944">
                <text:p>-0.0006797427163729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0045997075504">
                <text:p>1.00045997075504</text:p>
              </table:table-cell>
              <table:table-cell office:value-type="float" office:value="-0.000603212494084682">
                <text:p>-0.0006032124940846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003571400231">
                <text:p>1.0003571400231</text:p>
              </table:table-cell>
              <table:table-cell office:value-type="float" office:value="-0.000514153659748606">
                <text:p>-0.0005141536597486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0027216654364">
                <text:p>1.00027216654364</text:p>
              </table:table-cell>
              <table:table-cell office:value-type="float" office:value="-0.000424867397276207">
                <text:p>-0.0004248673972762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0020371121774">
                <text:p>1.00020371121774</text:p>
              </table:table-cell>
              <table:table-cell office:value-type="float" office:value="-0.000342276629495819">
                <text:p>-0.0003422766294958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0014976001174">
                <text:p>1.00014976001174</text:p>
              </table:table-cell>
              <table:table-cell office:value-type="float" office:value="-0.000269756030013557">
                <text:p>-0.0002697560300135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0010807391279">
                <text:p>1.00010807391279</text:p>
              </table:table-cell>
              <table:table-cell office:value-type="float" office:value="-0.000208430494721412">
                <text:p>-0.0002084304947214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0007645871412">
                <text:p>1.00007645871412</text:p>
              </table:table-cell>
              <table:table-cell office:value-type="float" office:value="-0.000158075993358375">
                <text:p>-0.000158075993358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005291304089">
                <text:p>1.00005291304089</text:p>
              </table:table-cell>
              <table:table-cell office:value-type="float" office:value="-0.000117728366164638">
                <text:p>-0.0001177283661646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0003569671182">
                <text:p>1.00003569671182</text:p>
              </table:table-cell>
              <table:table-cell office:value-type="float" office:value="-0.0000860816453529534">
                <text:p>-0.00008608164535295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0002334915535">
                <text:p>1.00002334915535</text:p>
              </table:table-cell>
              <table:table-cell office:value-type="float" office:value="-0.0000617377823519671">
                <text:p>-0.00006173778235196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1467838046">
                <text:p>1.00001467838046</text:p>
              </table:table-cell>
              <table:table-cell office:value-type="float" office:value="-0.0000433538744593065">
                <text:p>-0.00004335387445930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0000873426053">
                <text:p>1.00000873426053</text:p>
              </table:table-cell>
              <table:table-cell office:value-type="float" office:value="-0.0000297205996124816">
                <text:p>-0.00002972059961248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0000477505266">
                <text:p>1.00000477505266</text:p>
              </table:table-cell>
              <table:table-cell office:value-type="float" office:value="-0.0000197960393910623">
                <text:p>-0.00001979603939106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0000223267796">
                <text:p>1.00000223267796</text:p>
              </table:table-cell>
              <table:table-cell office:value-type="float" office:value="-0.0000127118734760678">
                <text:p>-0.00001271187347606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0000067995978">
                <text:p>1.00000067995978</text:p>
              </table:table-cell>
              <table:table-cell office:value-type="float" office:value="-0.00000776359088128231">
                <text:p>-0.000007763590881282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9999801464454">
                <text:p>0.999999801464454</text:p>
              </table:table-cell>
              <table:table-cell office:value-type="float" office:value="-0.00000439247664962839">
                <text:p>-0.000004392476649628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9999368592835">
                <text:p>0.999999368592835</text:p>
              </table:table-cell>
              <table:table-cell office:value-type="float" office:value="-0.00000216435809385906">
                <text:p>-0.000002164358093859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9999218961606">
                <text:p>0.999999218961606</text:p>
              </table:table-cell>
              <table:table-cell office:value-type="float" office:value="-0.000000748156148699941">
                <text:p>-0.0000007481561486999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9999239768332">
                <text:p>0.999999239768332</text:p>
              </table:table-cell>
              <table:table-cell office:value-type="float" office:value="0.000000104033631709299">
                <text:p>0.0000001040336317092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9999354664163">
                <text:p>0.999999354664163</text:p>
              </table:table-cell>
              <table:table-cell office:value-type="float" office:value="0.000000574479157577912">
                <text:p>0.0000005744791575779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9999513598782">
                <text:p>0.999999513598782</text:p>
              </table:table-cell>
              <table:table-cell office:value-type="float" office:value="0.000000794673090664944">
                <text:p>0.0000007946730906649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9999685109927">
                <text:p>0.999999685109927</text:p>
              </table:table-cell>
              <table:table-cell office:value-type="float" office:value="0.000000857555728095427">
                <text:p>0.0000008575557280954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9999850574477">
                <text:p>0.999999850574477</text:p>
              </table:table-cell>
              <table:table-cell office:value-type="float" office:value="0.000000827322746421721">
                <text:p>0.0000008273227464217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.000000747127616995691">
                <text:p>0.0000007471276169956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0000012900271">
                <text:p>1.00000012900271</text:p>
              </table:table-cell>
              <table:table-cell office:value-type="float" office:value="0.000000645013556455076">
                <text:p>0.0000006450135564550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0000023668237">
                <text:p>1.00000023668237</text:p>
              </table:table-cell>
              <table:table-cell office:value-type="float" office:value="0.000000538398271521245">
                <text:p>0.0000005383982715212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0000032416308">
                <text:p>1.00000032416308</text:p>
              </table:table-cell>
              <table:table-cell office:value-type="float" office:value="0.000000437403555597626">
                <text:p>0.0000004374035555976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0000039361947">
                <text:p>1.00000039361947</text:p>
              </table:table-cell>
              <table:table-cell office:value-type="float" office:value="0.000000347281986501358">
                <text:p>0.0000003472819865013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0000044764973">
                <text:p>1.00000044764973</text:p>
              </table:table-cell>
              <table:table-cell office:value-type="float" office:value="0.000000270151301329236">
                <text:p>0.0000002701513013292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0000048889125">
                <text:p>1.00000048889125</text:p>
              </table:table-cell>
              <table:table-cell office:value-type="float" office:value="0.0000002062075843412">
                <text:p>0.00000020620758434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